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3.91pt"/>
    </style:style>
    <style:style style:name="co2" style:family="table-column">
      <style:table-column-properties fo:break-before="auto" style:column-width="91.25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33.2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9.84pt"/>
    </style:style>
    <style:style style:name="ro1" style:family="table-row">
      <style:table-row-properties style:row-height="76.65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38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hocolate" table:style-name="ta1">
        <table:shapes>
          <draw:frame draw:z-index="0" draw:style-name="gr1" draw:text-style-name="P1" svg:width="720pt" svg:height="432pt" svg:x="726.01pt" svg:y="0pt">
            <loext:p draw:notify-on-update-of-ranges="height_chocolate.B1:height_chocolate.B1 height_chocolate.B2:height_chocolate.B102 height_chocolate.A1:height_chocolate.A1 height_chocolate.A2:height_chocolate.A102 height_chocolate.D1:height_chocolate.D1 height_chocolate.D2:height_chocolate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lgoritmo previo</text:p>
          </table:table-cell>
          <table:table-cell table:style-name="ce1" office:value-type="string" calcext:value-type="string">
            <text:p>Algoritmo actual</text:p>
          </table:table-cell>
          <table:table-cell table:style-name="ce1" office:value-type="string" calcext:value-type="string">
            <text:p>Algoritmo previo</text:p>
          </table:table-cell>
          <table:table-cell table:style-name="ce1" office:value-type="string" calcext:value-type="string">
            <text:p>Ideal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MEDIA</text:p>
          </table:table-cell>
          <table:covered-table-cell table:style-name="ce1"/>
          <table:table-cell table:style-name="ce1" office:value-type="string" calcext:value-type="string">
            <text:p>Error medio cuadrático algoritmo actual</text:p>
          </table:table-cell>
          <table:table-cell table:style-name="ce1" office:value-type="string" calcext:value-type="string">
            <text:p>Error medio cuadrático algoritmo previo</text:p>
          </table:table-cell>
          <table:table-cell table:style-name="ce5"/>
        </table:table-row>
        <table:table-row table:style-name="ro2">
          <table:table-cell table:formula="of:=[.C2]+0.0024" office:value-type="float" office:value="0.0213192" calcext:value-type="float">
            <text:p>0.0213192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189192" calcext:value-type="float">
            <text:p>0.0189192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Previo</text:p>
          </table:table-cell>
          <table:table-cell table:formula="of:=ABS([.D2]-[.B2])" office:value-type="float" office:value="0.0045993" calcext:value-type="float">
            <text:p>0.0045993</text:p>
          </table:table-cell>
          <table:table-cell table:formula="of:=ABS([.C2]-[.D2])" office:value-type="float" office:value="0.0110808" calcext:value-type="float">
            <text:p>0.0110808</text:p>
          </table:table-cell>
          <table:table-cell/>
        </table:table-row>
        <table:table-row table:style-name="ro2">
          <table:table-cell table:formula="of:=[.C3]+0.0024" office:value-type="float" office:value="0.0199912" calcext:value-type="float">
            <text:p>0.0199912</text:p>
          </table:table-cell>
          <table:table-cell office:value-type="float" office:value="0.0202695" calcext:value-type="float">
            <text:p>0.0202695</text:p>
          </table:table-cell>
          <table:table-cell office:value-type="float" office:value="0.0175912" calcext:value-type="float">
            <text:p>0.0175912</text:p>
          </table:table-cell>
          <table:table-cell table:formula="of:=[.D2]" office:value-type="float" office:value="0.03" calcext:value-type="float">
            <text:p>0.03</text:p>
          </table:table-cell>
          <table:table-cell/>
          <table:table-cell table:style-name="ce2" table:formula="of:=[.B104]" office:value-type="float" office:value="0.0215471" calcext:value-type="float">
            <text:p>0.0215471</text:p>
          </table:table-cell>
          <table:table-cell table:style-name="ce2" table:formula="of:=[.C104]" office:value-type="float" office:value="0.0183546" calcext:value-type="float">
            <text:p>0.0183546</text:p>
          </table:table-cell>
          <table:table-cell table:formula="of:=ABS([.D3]-[.B3])" office:value-type="float" office:value="0.0097305" calcext:value-type="float">
            <text:p>0.0097305</text:p>
          </table:table-cell>
          <table:table-cell table:formula="of:=ABS([.C3]-[.D3])" office:value-type="float" office:value="0.0124088" calcext:value-type="float">
            <text:p>0.0124088</text:p>
          </table:table-cell>
          <table:table-cell/>
        </table:table-row>
        <table:table-row table:style-name="ro3">
          <table:table-cell table:formula="of:=[.C4]+0.0024" office:value-type="float" office:value="0.0199825" calcext:value-type="float">
            <text:p>0.0199825</text:p>
          </table:table-cell>
          <table:table-cell office:value-type="float" office:value="0.0223442" calcext:value-type="float">
            <text:p>0.0223442</text:p>
          </table:table-cell>
          <table:table-cell office:value-type="float" office:value="0.0175825" calcext:value-type="float">
            <text:p>0.0175825</text:p>
          </table:table-cell>
          <table:table-cell table:formula="of:=[.D3]" office:value-type="float" office:value="0.03" calcext:value-type="float">
            <text:p>0.03</text:p>
          </table:table-cell>
          <table:table-cell table:number-columns-repeated="3"/>
          <table:table-cell table:formula="of:=ABS([.D4]-[.B4])" office:value-type="float" office:value="0.0076558" calcext:value-type="float">
            <text:p>0.0076558</text:p>
          </table:table-cell>
          <table:table-cell table:formula="of:=ABS([.C4]-[.D4])" office:value-type="float" office:value="0.0124175" calcext:value-type="float">
            <text:p>0.0124175</text:p>
          </table:table-cell>
          <table:table-cell/>
        </table:table-row>
        <table:table-row table:style-name="ro3">
          <table:table-cell table:formula="of:=[.C5]+0.0024" office:value-type="float" office:value="0.0237235" calcext:value-type="float">
            <text:p>0.0237235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213235" calcext:value-type="float">
            <text:p>0.0213235</text:p>
          </table:table-cell>
          <table:table-cell table:formula="of:=[.D4]" office:value-type="float" office:value="0.03" calcext:value-type="float">
            <text:p>0.03</text:p>
          </table:table-cell>
          <table:table-cell table:number-columns-repeated="3"/>
          <table:table-cell table:formula="of:=ABS([.D5]-[.B5])" office:value-type="float" office:value="0.0084529" calcext:value-type="float">
            <text:p>0.0084529</text:p>
          </table:table-cell>
          <table:table-cell table:formula="of:=ABS([.C5]-[.D5])" office:value-type="float" office:value="0.0086765" calcext:value-type="float">
            <text:p>0.0086765</text:p>
          </table:table-cell>
          <table:table-cell/>
        </table:table-row>
        <table:table-row table:style-name="ro3">
          <table:table-cell table:formula="of:=[.C6]+0.0024" office:value-type="float" office:value="0.0175734" calcext:value-type="float">
            <text:p>0.0175734</text:p>
          </table:table-cell>
          <table:table-cell office:value-type="float" office:value="0.022751" calcext:value-type="float">
            <text:p>0.022751</text:p>
          </table:table-cell>
          <table:table-cell office:value-type="float" office:value="0.0151734" calcext:value-type="float">
            <text:p>0.0151734</text:p>
          </table:table-cell>
          <table:table-cell table:formula="of:=[.D5]" office:value-type="float" office:value="0.03" calcext:value-type="float">
            <text:p>0.03</text:p>
          </table:table-cell>
          <table:table-cell table:number-columns-repeated="3"/>
          <table:table-cell table:formula="of:=ABS([.D6]-[.B6])" office:value-type="float" office:value="0.007249" calcext:value-type="float">
            <text:p>0.007249</text:p>
          </table:table-cell>
          <table:table-cell table:formula="of:=ABS([.C6]-[.D6])" office:value-type="float" office:value="0.0148266" calcext:value-type="float">
            <text:p>0.0148266</text:p>
          </table:table-cell>
          <table:table-cell/>
        </table:table-row>
        <table:table-row table:style-name="ro3">
          <table:table-cell table:formula="of:=[.C7]+0.0024" office:value-type="float" office:value="0.0222619" calcext:value-type="float">
            <text:p>0.0222619</text:p>
          </table:table-cell>
          <table:table-cell office:value-type="float" office:value="0.0240266" calcext:value-type="float">
            <text:p>0.0240266</text:p>
          </table:table-cell>
          <table:table-cell office:value-type="float" office:value="0.0198619" calcext:value-type="float">
            <text:p>0.0198619</text:p>
          </table:table-cell>
          <table:table-cell table:formula="of:=[.D6]" office:value-type="float" office:value="0.03" calcext:value-type="float">
            <text:p>0.03</text:p>
          </table:table-cell>
          <table:table-cell table:number-columns-repeated="3"/>
          <table:table-cell table:formula="of:=ABS([.D7]-[.B7])" office:value-type="float" office:value="0.0059734" calcext:value-type="float">
            <text:p>0.0059734</text:p>
          </table:table-cell>
          <table:table-cell table:formula="of:=ABS([.C7]-[.D7])" office:value-type="float" office:value="0.0101381" calcext:value-type="float">
            <text:p>0.0101381</text:p>
          </table:table-cell>
          <table:table-cell/>
        </table:table-row>
        <table:table-row table:style-name="ro3">
          <table:table-cell table:formula="of:=[.C8]+0.0024" office:value-type="float" office:value="0.0237047" calcext:value-type="float">
            <text:p>0.0237047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213047" calcext:value-type="float">
            <text:p>0.0213047</text:p>
          </table:table-cell>
          <table:table-cell table:formula="of:=[.D7]" office:value-type="float" office:value="0.03" calcext:value-type="float">
            <text:p>0.03</text:p>
          </table:table-cell>
          <table:table-cell table:number-columns-repeated="3"/>
          <table:table-cell table:formula="of:=ABS([.D8]-[.B8])" office:value-type="float" office:value="0.0084529" calcext:value-type="float">
            <text:p>0.0084529</text:p>
          </table:table-cell>
          <table:table-cell table:formula="of:=ABS([.C8]-[.D8])" office:value-type="float" office:value="0.0086953" calcext:value-type="float">
            <text:p>0.0086953</text:p>
          </table:table-cell>
          <table:table-cell/>
        </table:table-row>
        <table:table-row table:style-name="ro3">
          <table:table-cell table:formula="of:=[.C9]+0.0024" office:value-type="float" office:value="0.0221974" calcext:value-type="float">
            <text:p>0.0221974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197974" calcext:value-type="float">
            <text:p>0.0197974</text:p>
          </table:table-cell>
          <table:table-cell table:formula="of:=[.D8]" office:value-type="float" office:value="0.03" calcext:value-type="float">
            <text:p>0.03</text:p>
          </table:table-cell>
          <table:table-cell table:number-columns-repeated="3"/>
          <table:table-cell table:formula="of:=ABS([.D9]-[.B9])" office:value-type="float" office:value="0.0084515" calcext:value-type="float">
            <text:p>0.0084515</text:p>
          </table:table-cell>
          <table:table-cell table:formula="of:=ABS([.C9]-[.D9])" office:value-type="float" office:value="0.0102026" calcext:value-type="float">
            <text:p>0.0102026</text:p>
          </table:table-cell>
          <table:table-cell/>
        </table:table-row>
        <table:table-row table:style-name="ro3">
          <table:table-cell table:formula="of:=[.C10]+0.0024" office:value-type="float" office:value="0.0207794" calcext:value-type="float">
            <text:p>0.0207794</text:p>
          </table:table-cell>
          <table:table-cell office:value-type="float" office:value="0.0197786" calcext:value-type="float">
            <text:p>0.0197786</text:p>
          </table:table-cell>
          <table:table-cell office:value-type="float" office:value="0.0183794" calcext:value-type="float">
            <text:p>0.0183794</text:p>
          </table:table-cell>
          <table:table-cell table:formula="of:=[.D9]" office:value-type="float" office:value="0.03" calcext:value-type="float">
            <text:p>0.03</text:p>
          </table:table-cell>
          <table:table-cell table:number-columns-repeated="3"/>
          <table:table-cell table:formula="of:=ABS([.D10]-[.B10])" office:value-type="float" office:value="0.0102214" calcext:value-type="float">
            <text:p>0.0102214</text:p>
          </table:table-cell>
          <table:table-cell table:formula="of:=ABS([.C10]-[.D10])" office:value-type="float" office:value="0.0116206" calcext:value-type="float">
            <text:p>0.0116206</text:p>
          </table:table-cell>
          <table:table-cell/>
        </table:table-row>
        <table:table-row table:style-name="ro3">
          <table:table-cell table:formula="of:=[.C11]+0.0024" office:value-type="float" office:value="0.0184827" calcext:value-type="float">
            <text:p>0.0184827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160827" calcext:value-type="float">
            <text:p>0.0160827</text:p>
          </table:table-cell>
          <table:table-cell table:formula="of:=[.D10]" office:value-type="float" office:value="0.03" calcext:value-type="float">
            <text:p>0.03</text:p>
          </table:table-cell>
          <table:table-cell table:number-columns-repeated="3"/>
          <table:table-cell table:formula="of:=ABS([.D11]-[.B11])" office:value-type="float" office:value="0.0045993" calcext:value-type="float">
            <text:p>0.0045993</text:p>
          </table:table-cell>
          <table:table-cell table:formula="of:=ABS([.C11]-[.D11])" office:value-type="float" office:value="0.0139173" calcext:value-type="float">
            <text:p>0.0139173</text:p>
          </table:table-cell>
          <table:table-cell/>
        </table:table-row>
        <table:table-row table:style-name="ro3">
          <table:table-cell table:formula="of:=[.C12]+0.0024" office:value-type="float" office:value="0.0192383" calcext:value-type="float">
            <text:p>0.0192383</text:p>
          </table:table-cell>
          <table:table-cell office:value-type="float" office:value="0.0200227" calcext:value-type="float">
            <text:p>0.0200227</text:p>
          </table:table-cell>
          <table:table-cell office:value-type="float" office:value="0.0168383" calcext:value-type="float">
            <text:p>0.0168383</text:p>
          </table:table-cell>
          <table:table-cell table:formula="of:=[.D11]" office:value-type="float" office:value="0.03" calcext:value-type="float">
            <text:p>0.03</text:p>
          </table:table-cell>
          <table:table-cell table:number-columns-repeated="3"/>
          <table:table-cell table:formula="of:=ABS([.D12]-[.B12])" office:value-type="float" office:value="0.0099773" calcext:value-type="float">
            <text:p>0.0099773</text:p>
          </table:table-cell>
          <table:table-cell table:formula="of:=ABS([.C12]-[.D12])" office:value-type="float" office:value="0.0131617" calcext:value-type="float">
            <text:p>0.0131617</text:p>
          </table:table-cell>
          <table:table-cell/>
        </table:table-row>
        <table:table-row table:style-name="ro3">
          <table:table-cell table:formula="of:=[.C13]+0.0024" office:value-type="float" office:value="0.0222495" calcext:value-type="float">
            <text:p>0.0222495</text:p>
          </table:table-cell>
          <table:table-cell office:value-type="float" office:value="0.0229415" calcext:value-type="float">
            <text:p>0.0229415</text:p>
          </table:table-cell>
          <table:table-cell office:value-type="float" office:value="0.0198495" calcext:value-type="float">
            <text:p>0.0198495</text:p>
          </table:table-cell>
          <table:table-cell table:formula="of:=[.D12]" office:value-type="float" office:value="0.03" calcext:value-type="float">
            <text:p>0.03</text:p>
          </table:table-cell>
          <table:table-cell table:number-columns-repeated="3"/>
          <table:table-cell table:formula="of:=ABS([.D13]-[.B13])" office:value-type="float" office:value="0.0070585" calcext:value-type="float">
            <text:p>0.0070585</text:p>
          </table:table-cell>
          <table:table-cell table:formula="of:=ABS([.C13]-[.D13])" office:value-type="float" office:value="0.0101505" calcext:value-type="float">
            <text:p>0.0101505</text:p>
          </table:table-cell>
          <table:table-cell/>
        </table:table-row>
        <table:table-row table:style-name="ro3">
          <table:table-cell table:formula="of:=[.C14]+0.0024" office:value-type="float" office:value="0.0207721" calcext:value-type="float">
            <text:p>0.0207721</text:p>
          </table:table-cell>
          <table:table-cell office:value-type="float" office:value="0.0230117" calcext:value-type="float">
            <text:p>0.0230117</text:p>
          </table:table-cell>
          <table:table-cell office:value-type="float" office:value="0.0183721" calcext:value-type="float">
            <text:p>0.0183721</text:p>
          </table:table-cell>
          <table:table-cell table:formula="of:=[.D13]" office:value-type="float" office:value="0.03" calcext:value-type="float">
            <text:p>0.03</text:p>
          </table:table-cell>
          <table:table-cell table:number-columns-repeated="3"/>
          <table:table-cell table:formula="of:=ABS([.D14]-[.B14])" office:value-type="float" office:value="0.0069883" calcext:value-type="float">
            <text:p>0.0069883</text:p>
          </table:table-cell>
          <table:table-cell table:formula="of:=ABS([.C14]-[.D14])" office:value-type="float" office:value="0.0116279" calcext:value-type="float">
            <text:p>0.0116279</text:p>
          </table:table-cell>
          <table:table-cell/>
        </table:table-row>
        <table:table-row table:style-name="ro3">
          <table:table-cell table:formula="of:=[.C15]+0.0024" office:value-type="float" office:value="0.024411" calcext:value-type="float">
            <text:p>0.024411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22011" calcext:value-type="float">
            <text:p>0.022011</text:p>
          </table:table-cell>
          <table:table-cell table:formula="of:=[.D14]" office:value-type="float" office:value="0.03" calcext:value-type="float">
            <text:p>0.03</text:p>
          </table:table-cell>
          <table:table-cell table:number-columns-repeated="3"/>
          <table:table-cell table:formula="of:=ABS([.D15]-[.B15])" office:value-type="float" office:value="0.0069018" calcext:value-type="float">
            <text:p>0.0069018</text:p>
          </table:table-cell>
          <table:table-cell table:formula="of:=ABS([.C15]-[.D15])" office:value-type="float" office:value="0.007989" calcext:value-type="float">
            <text:p>0.007989</text:p>
          </table:table-cell>
          <table:table-cell/>
        </table:table-row>
        <table:table-row table:style-name="ro3">
          <table:table-cell table:formula="of:=[.C16]+0.0024" office:value-type="float" office:value="0.0215721" calcext:value-type="float">
            <text:p>0.0215721</text:p>
          </table:table-cell>
          <table:table-cell office:value-type="float" office:value="0.0209275" calcext:value-type="float">
            <text:p>0.0209275</text:p>
          </table:table-cell>
          <table:table-cell office:value-type="float" office:value="0.0191721" calcext:value-type="float">
            <text:p>0.0191721</text:p>
          </table:table-cell>
          <table:table-cell table:formula="of:=[.D15]" office:value-type="float" office:value="0.03" calcext:value-type="float">
            <text:p>0.03</text:p>
          </table:table-cell>
          <table:table-cell table:number-columns-repeated="3"/>
          <table:table-cell table:formula="of:=ABS([.D16]-[.B16])" office:value-type="float" office:value="0.0090725" calcext:value-type="float">
            <text:p>0.0090725</text:p>
          </table:table-cell>
          <table:table-cell table:formula="of:=ABS([.C16]-[.D16])" office:value-type="float" office:value="0.0108279" calcext:value-type="float">
            <text:p>0.0108279</text:p>
          </table:table-cell>
          <table:table-cell/>
        </table:table-row>
        <table:table-row table:style-name="ro3">
          <table:table-cell table:formula="of:=[.C17]+0.0024" office:value-type="float" office:value="0.0178012" calcext:value-type="float">
            <text:p>0.0178012</text:p>
          </table:table-cell>
          <table:table-cell office:value-type="float" office:value="0.0230117" calcext:value-type="float">
            <text:p>0.0230117</text:p>
          </table:table-cell>
          <table:table-cell office:value-type="float" office:value="0.0154012" calcext:value-type="float">
            <text:p>0.0154012</text:p>
          </table:table-cell>
          <table:table-cell table:formula="of:=[.D16]" office:value-type="float" office:value="0.03" calcext:value-type="float">
            <text:p>0.03</text:p>
          </table:table-cell>
          <table:table-cell table:number-columns-repeated="3"/>
          <table:table-cell table:formula="of:=ABS([.D17]-[.B17])" office:value-type="float" office:value="0.0069883" calcext:value-type="float">
            <text:p>0.0069883</text:p>
          </table:table-cell>
          <table:table-cell table:formula="of:=ABS([.C17]-[.D17])" office:value-type="float" office:value="0.0145988" calcext:value-type="float">
            <text:p>0.0145988</text:p>
          </table:table-cell>
          <table:table-cell/>
        </table:table-row>
        <table:table-row table:style-name="ro3">
          <table:table-cell table:formula="of:=[.C18]+0.0024" office:value-type="float" office:value="0.0170072" calcext:value-type="float">
            <text:p>0.0170072</text:p>
          </table:table-cell>
          <table:table-cell office:value-type="float" office:value="0.0202695" calcext:value-type="float">
            <text:p>0.0202695</text:p>
          </table:table-cell>
          <table:table-cell office:value-type="float" office:value="0.0146072" calcext:value-type="float">
            <text:p>0.0146072</text:p>
          </table:table-cell>
          <table:table-cell table:formula="of:=[.D17]" office:value-type="float" office:value="0.03" calcext:value-type="float">
            <text:p>0.03</text:p>
          </table:table-cell>
          <table:table-cell table:number-columns-repeated="3"/>
          <table:table-cell table:formula="of:=ABS([.D18]-[.B18])" office:value-type="float" office:value="0.0097305" calcext:value-type="float">
            <text:p>0.0097305</text:p>
          </table:table-cell>
          <table:table-cell table:formula="of:=ABS([.C18]-[.D18])" office:value-type="float" office:value="0.0153928" calcext:value-type="float">
            <text:p>0.0153928</text:p>
          </table:table-cell>
          <table:table-cell/>
        </table:table-row>
        <table:table-row table:style-name="ro3">
          <table:table-cell table:formula="of:=[.C19]+0.0024" office:value-type="float" office:value="0.0207794" calcext:value-type="float">
            <text:p>0.0207794</text:p>
          </table:table-cell>
          <table:table-cell office:value-type="float" office:value="0.0223353" calcext:value-type="float">
            <text:p>0.0223353</text:p>
          </table:table-cell>
          <table:table-cell office:value-type="float" office:value="0.0183794" calcext:value-type="float">
            <text:p>0.0183794</text:p>
          </table:table-cell>
          <table:table-cell table:formula="of:=[.D18]" office:value-type="float" office:value="0.03" calcext:value-type="float">
            <text:p>0.03</text:p>
          </table:table-cell>
          <table:table-cell table:number-columns-repeated="3"/>
          <table:table-cell table:formula="of:=ABS([.D19]-[.B19])" office:value-type="float" office:value="0.0076647" calcext:value-type="float">
            <text:p>0.0076647</text:p>
          </table:table-cell>
          <table:table-cell table:formula="of:=ABS([.C19]-[.D19])" office:value-type="float" office:value="0.0116206" calcext:value-type="float">
            <text:p>0.0116206</text:p>
          </table:table-cell>
          <table:table-cell/>
        </table:table-row>
        <table:table-row table:style-name="ro3">
          <table:table-cell table:formula="of:=[.C20]+0.0024" office:value-type="float" office:value="0.0162617" calcext:value-type="float">
            <text:p>0.0162617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38617" calcext:value-type="float">
            <text:p>0.0138617</text:p>
          </table:table-cell>
          <table:table-cell table:formula="of:=[.D19]" office:value-type="float" office:value="0.03" calcext:value-type="float">
            <text:p>0.03</text:p>
          </table:table-cell>
          <table:table-cell table:number-columns-repeated="3"/>
          <table:table-cell table:formula="of:=ABS([.D20]-[.B20])" office:value-type="float" office:value="0.0102229" calcext:value-type="float">
            <text:p>0.0102229</text:p>
          </table:table-cell>
          <table:table-cell table:formula="of:=ABS([.C20]-[.D20])" office:value-type="float" office:value="0.0161383" calcext:value-type="float">
            <text:p>0.0161383</text:p>
          </table:table-cell>
          <table:table-cell/>
        </table:table-row>
        <table:table-row table:style-name="ro3">
          <table:table-cell table:formula="of:=[.C21]+0.0024" office:value-type="float" office:value="0.0206931" calcext:value-type="float">
            <text:p>0.0206931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182931" calcext:value-type="float">
            <text:p>0.0182931</text:p>
          </table:table-cell>
          <table:table-cell table:formula="of:=[.D20]" office:value-type="float" office:value="0.03" calcext:value-type="float">
            <text:p>0.03</text:p>
          </table:table-cell>
          <table:table-cell table:number-columns-repeated="3"/>
          <table:table-cell table:formula="of:=ABS([.D21]-[.B21])" office:value-type="float" office:value="0.0102185" calcext:value-type="float">
            <text:p>0.0102185</text:p>
          </table:table-cell>
          <table:table-cell table:formula="of:=ABS([.C21]-[.D21])" office:value-type="float" office:value="0.0117069" calcext:value-type="float">
            <text:p>0.0117069</text:p>
          </table:table-cell>
          <table:table-cell/>
        </table:table-row>
        <table:table-row table:style-name="ro3">
          <table:table-cell table:formula="of:=[.C22]+0.0024" office:value-type="float" office:value="0.0207735" calcext:value-type="float">
            <text:p>0.0207735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83735" calcext:value-type="float">
            <text:p>0.0183735</text:p>
          </table:table-cell>
          <table:table-cell table:formula="of:=[.D21]" office:value-type="float" office:value="0.03" calcext:value-type="float">
            <text:p>0.03</text:p>
          </table:table-cell>
          <table:table-cell table:number-columns-repeated="3"/>
          <table:table-cell table:formula="of:=ABS([.D22]-[.B22])" office:value-type="float" office:value="0.0070333" calcext:value-type="float">
            <text:p>0.0070333</text:p>
          </table:table-cell>
          <table:table-cell table:formula="of:=ABS([.C22]-[.D22])" office:value-type="float" office:value="0.0116265" calcext:value-type="float">
            <text:p>0.0116265</text:p>
          </table:table-cell>
          <table:table-cell/>
        </table:table-row>
        <table:table-row table:style-name="ro3">
          <table:table-cell table:formula="of:=[.C23]+0.0024" office:value-type="float" office:value="0.0237516" calcext:value-type="float">
            <text:p>0.0237516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213516" calcext:value-type="float">
            <text:p>0.0213516</text:p>
          </table:table-cell>
          <table:table-cell table:formula="of:=[.D22]" office:value-type="float" office:value="0.03" calcext:value-type="float">
            <text:p>0.03</text:p>
          </table:table-cell>
          <table:table-cell table:number-columns-repeated="3"/>
          <table:table-cell table:formula="of:=ABS([.D23]-[.B23])" office:value-type="float" office:value="0.007882" calcext:value-type="float">
            <text:p>0.007882</text:p>
          </table:table-cell>
          <table:table-cell table:formula="of:=ABS([.C23]-[.D23])" office:value-type="float" office:value="0.0086484" calcext:value-type="float">
            <text:p>0.0086484</text:p>
          </table:table-cell>
          <table:table-cell/>
        </table:table-row>
        <table:table-row table:style-name="ro3">
          <table:table-cell table:formula="of:=[.C24]+0.0024" office:value-type="float" office:value="0.0198406" calcext:value-type="float">
            <text:p>0.0198406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174406" calcext:value-type="float">
            <text:p>0.0174406</text:p>
          </table:table-cell>
          <table:table-cell table:formula="of:=[.D23]" office:value-type="float" office:value="0.03" calcext:value-type="float">
            <text:p>0.03</text:p>
          </table:table-cell>
          <table:table-cell table:number-columns-repeated="3"/>
          <table:table-cell table:formula="of:=ABS([.D24]-[.B24])" office:value-type="float" office:value="0.0102185" calcext:value-type="float">
            <text:p>0.0102185</text:p>
          </table:table-cell>
          <table:table-cell table:formula="of:=ABS([.C24]-[.D24])" office:value-type="float" office:value="0.0125594" calcext:value-type="float">
            <text:p>0.0125594</text:p>
          </table:table-cell>
          <table:table-cell/>
        </table:table-row>
        <table:table-row table:style-name="ro3">
          <table:table-cell table:formula="of:=[.C25]+0.0024" office:value-type="float" office:value="0.0222544" calcext:value-type="float">
            <text:p>0.0222544</text:p>
          </table:table-cell>
          <table:table-cell office:value-type="float" office:value="0.0243376" calcext:value-type="float">
            <text:p>0.0243376</text:p>
          </table:table-cell>
          <table:table-cell office:value-type="float" office:value="0.0198544" calcext:value-type="float">
            <text:p>0.0198544</text:p>
          </table:table-cell>
          <table:table-cell table:formula="of:=[.D24]" office:value-type="float" office:value="0.03" calcext:value-type="float">
            <text:p>0.03</text:p>
          </table:table-cell>
          <table:table-cell table:number-columns-repeated="3"/>
          <table:table-cell table:formula="of:=ABS([.D25]-[.B25])" office:value-type="float" office:value="0.0056624" calcext:value-type="float">
            <text:p>0.0056624</text:p>
          </table:table-cell>
          <table:table-cell table:formula="of:=ABS([.C25]-[.D25])" office:value-type="float" office:value="0.0101456" calcext:value-type="float">
            <text:p>0.0101456</text:p>
          </table:table-cell>
          <table:table-cell/>
        </table:table-row>
        <table:table-row table:style-name="ro3">
          <table:table-cell table:formula="of:=[.C26]+0.0024" office:value-type="float" office:value="0.0192223" calcext:value-type="float">
            <text:p>0.0192223</text:p>
          </table:table-cell>
          <table:table-cell office:value-type="float" office:value="0.0227495" calcext:value-type="float">
            <text:p>0.0227495</text:p>
          </table:table-cell>
          <table:table-cell office:value-type="float" office:value="0.0168223" calcext:value-type="float">
            <text:p>0.0168223</text:p>
          </table:table-cell>
          <table:table-cell table:formula="of:=[.D25]" office:value-type="float" office:value="0.03" calcext:value-type="float">
            <text:p>0.03</text:p>
          </table:table-cell>
          <table:table-cell table:number-columns-repeated="3"/>
          <table:table-cell table:formula="of:=ABS([.D26]-[.B26])" office:value-type="float" office:value="0.0072505" calcext:value-type="float">
            <text:p>0.0072505</text:p>
          </table:table-cell>
          <table:table-cell table:formula="of:=ABS([.C26]-[.D26])" office:value-type="float" office:value="0.0131777" calcext:value-type="float">
            <text:p>0.0131777</text:p>
          </table:table-cell>
          <table:table-cell/>
        </table:table-row>
        <table:table-row table:style-name="ro3">
          <table:table-cell table:formula="of:=[.C27]+0.0024" office:value-type="float" office:value="0.0193303" calcext:value-type="float">
            <text:p>0.0193303</text:p>
          </table:table-cell>
          <table:table-cell office:value-type="float" office:value="0.0209156" calcext:value-type="float">
            <text:p>0.0209156</text:p>
          </table:table-cell>
          <table:table-cell office:value-type="float" office:value="0.0169303" calcext:value-type="float">
            <text:p>0.0169303</text:p>
          </table:table-cell>
          <table:table-cell table:formula="of:=[.D26]" office:value-type="float" office:value="0.03" calcext:value-type="float">
            <text:p>0.03</text:p>
          </table:table-cell>
          <table:table-cell table:number-columns-repeated="3"/>
          <table:table-cell table:formula="of:=ABS([.D27]-[.B27])" office:value-type="float" office:value="0.0090844" calcext:value-type="float">
            <text:p>0.0090844</text:p>
          </table:table-cell>
          <table:table-cell table:formula="of:=ABS([.C27]-[.D27])" office:value-type="float" office:value="0.0130697" calcext:value-type="float">
            <text:p>0.0130697</text:p>
          </table:table-cell>
          <table:table-cell/>
        </table:table-row>
        <table:table-row table:style-name="ro3">
          <table:table-cell table:formula="of:=[.C28]+0.0024" office:value-type="float" office:value="0.0192386" calcext:value-type="float">
            <text:p>0.0192386</text:p>
          </table:table-cell>
          <table:table-cell office:value-type="float" office:value="0.0243376" calcext:value-type="float">
            <text:p>0.0243376</text:p>
          </table:table-cell>
          <table:table-cell office:value-type="float" office:value="0.0168386" calcext:value-type="float">
            <text:p>0.0168386</text:p>
          </table:table-cell>
          <table:table-cell table:formula="of:=[.D27]" office:value-type="float" office:value="0.03" calcext:value-type="float">
            <text:p>0.03</text:p>
          </table:table-cell>
          <table:table-cell table:number-columns-repeated="3"/>
          <table:table-cell table:formula="of:=ABS([.D28]-[.B28])" office:value-type="float" office:value="0.0056624" calcext:value-type="float">
            <text:p>0.0056624</text:p>
          </table:table-cell>
          <table:table-cell table:formula="of:=ABS([.C28]-[.D28])" office:value-type="float" office:value="0.0131614" calcext:value-type="float">
            <text:p>0.0131614</text:p>
          </table:table-cell>
          <table:table-cell/>
        </table:table-row>
        <table:table-row table:style-name="ro3">
          <table:table-cell table:formula="of:=[.C29]+0.0024" office:value-type="float" office:value="0.0191829" calcext:value-type="float">
            <text:p>0.0191829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167829" calcext:value-type="float">
            <text:p>0.0167829</text:p>
          </table:table-cell>
          <table:table-cell table:formula="of:=[.D28]" office:value-type="float" office:value="0.03" calcext:value-type="float">
            <text:p>0.03</text:p>
          </table:table-cell>
          <table:table-cell table:number-columns-repeated="3"/>
          <table:table-cell table:formula="of:=ABS([.D29]-[.B29])" office:value-type="float" office:value="0.0128395" calcext:value-type="float">
            <text:p>0.0128395</text:p>
          </table:table-cell>
          <table:table-cell table:formula="of:=ABS([.C29]-[.D29])" office:value-type="float" office:value="0.0132171" calcext:value-type="float">
            <text:p>0.0132171</text:p>
          </table:table-cell>
          <table:table-cell/>
        </table:table-row>
        <table:table-row table:style-name="ro3">
          <table:table-cell table:formula="of:=[.C30]+0.0024" office:value-type="float" office:value="0.0207325" calcext:value-type="float">
            <text:p>0.0207325</text:p>
          </table:table-cell>
          <table:table-cell office:value-type="float" office:value="0.0209156" calcext:value-type="float">
            <text:p>0.0209156</text:p>
          </table:table-cell>
          <table:table-cell office:value-type="float" office:value="0.0183325" calcext:value-type="float">
            <text:p>0.0183325</text:p>
          </table:table-cell>
          <table:table-cell table:formula="of:=[.D29]" office:value-type="float" office:value="0.03" calcext:value-type="float">
            <text:p>0.03</text:p>
          </table:table-cell>
          <table:table-cell table:number-columns-repeated="3"/>
          <table:table-cell table:formula="of:=ABS([.D30]-[.B30])" office:value-type="float" office:value="0.0090844" calcext:value-type="float">
            <text:p>0.0090844</text:p>
          </table:table-cell>
          <table:table-cell table:formula="of:=ABS([.C30]-[.D30])" office:value-type="float" office:value="0.0116675" calcext:value-type="float">
            <text:p>0.0116675</text:p>
          </table:table-cell>
          <table:table-cell/>
        </table:table-row>
        <table:table-row table:style-name="ro3">
          <table:table-cell table:formula="of:=[.C31]+0.0024" office:value-type="float" office:value="0.0191889" calcext:value-type="float">
            <text:p>0.0191889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167889" calcext:value-type="float">
            <text:p>0.0167889</text:p>
          </table:table-cell>
          <table:table-cell table:formula="of:=[.D30]" office:value-type="float" office:value="0.03" calcext:value-type="float">
            <text:p>0.03</text:p>
          </table:table-cell>
          <table:table-cell table:number-columns-repeated="3"/>
          <table:table-cell table:formula="of:=ABS([.D31]-[.B31])" office:value-type="float" office:value="0.010841" calcext:value-type="float">
            <text:p>0.010841</text:p>
          </table:table-cell>
          <table:table-cell table:formula="of:=ABS([.C31]-[.D31])" office:value-type="float" office:value="0.0132111" calcext:value-type="float">
            <text:p>0.0132111</text:p>
          </table:table-cell>
          <table:table-cell/>
        </table:table-row>
        <table:table-row table:style-name="ro3">
          <table:table-cell table:formula="of:=[.C32]+0.0024" office:value-type="float" office:value="0.0192297" calcext:value-type="float">
            <text:p>0.0192297</text:p>
          </table:table-cell>
          <table:table-cell office:value-type="float" office:value="0.0200005" calcext:value-type="float">
            <text:p>0.0200005</text:p>
          </table:table-cell>
          <table:table-cell office:value-type="float" office:value="0.0168297" calcext:value-type="float">
            <text:p>0.0168297</text:p>
          </table:table-cell>
          <table:table-cell table:formula="of:=[.D31]" office:value-type="float" office:value="0.03" calcext:value-type="float">
            <text:p>0.03</text:p>
          </table:table-cell>
          <table:table-cell table:number-columns-repeated="3"/>
          <table:table-cell table:formula="of:=ABS([.D32]-[.B32])" office:value-type="float" office:value="0.0099995" calcext:value-type="float">
            <text:p>0.0099995</text:p>
          </table:table-cell>
          <table:table-cell table:formula="of:=ABS([.C32]-[.D32])" office:value-type="float" office:value="0.0131703" calcext:value-type="float">
            <text:p>0.0131703</text:p>
          </table:table-cell>
          <table:table-cell/>
        </table:table-row>
        <table:table-row table:style-name="ro3">
          <table:table-cell table:formula="of:=[.C33]+0.0024" office:value-type="float" office:value="0.0198511" calcext:value-type="float">
            <text:p>0.0198511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174511" calcext:value-type="float">
            <text:p>0.0174511</text:p>
          </table:table-cell>
          <table:table-cell table:formula="of:=[.D32]" office:value-type="float" office:value="0.03" calcext:value-type="float">
            <text:p>0.03</text:p>
          </table:table-cell>
          <table:table-cell table:number-columns-repeated="3"/>
          <table:table-cell table:formula="of:=ABS([.D33]-[.B33])" office:value-type="float" office:value="0.0102185" calcext:value-type="float">
            <text:p>0.0102185</text:p>
          </table:table-cell>
          <table:table-cell table:formula="of:=ABS([.C33]-[.D33])" office:value-type="float" office:value="0.0125489" calcext:value-type="float">
            <text:p>0.0125489</text:p>
          </table:table-cell>
          <table:table-cell/>
        </table:table-row>
        <table:table-row table:style-name="ro3">
          <table:table-cell table:formula="of:=[.C34]+0.0024" office:value-type="float" office:value="0.0215664" calcext:value-type="float">
            <text:p>0.0215664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91664" calcext:value-type="float">
            <text:p>0.0191664</text:p>
          </table:table-cell>
          <table:table-cell table:formula="of:=[.D33]" office:value-type="float" office:value="0.03" calcext:value-type="float">
            <text:p>0.03</text:p>
          </table:table-cell>
          <table:table-cell table:number-columns-repeated="3"/>
          <table:table-cell table:formula="of:=ABS([.D34]-[.B34])" office:value-type="float" office:value="0.0070333" calcext:value-type="float">
            <text:p>0.0070333</text:p>
          </table:table-cell>
          <table:table-cell table:formula="of:=ABS([.C34]-[.D34])" office:value-type="float" office:value="0.0108336" calcext:value-type="float">
            <text:p>0.0108336</text:p>
          </table:table-cell>
          <table:table-cell/>
        </table:table-row>
        <table:table-row table:style-name="ro3">
          <table:table-cell table:formula="of:=[.C35]+0.0024" office:value-type="float" office:value="0.024411" calcext:value-type="float">
            <text:p>0.024411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22011" calcext:value-type="float">
            <text:p>0.022011</text:p>
          </table:table-cell>
          <table:table-cell table:formula="of:=[.D34]" office:value-type="float" office:value="0.03" calcext:value-type="float">
            <text:p>0.03</text:p>
          </table:table-cell>
          <table:table-cell table:number-columns-repeated="3"/>
          <table:table-cell table:formula="of:=ABS([.D35]-[.B35])" office:value-type="float" office:value="0.007882" calcext:value-type="float">
            <text:p>0.007882</text:p>
          </table:table-cell>
          <table:table-cell table:formula="of:=ABS([.C35]-[.D35])" office:value-type="float" office:value="0.007989" calcext:value-type="float">
            <text:p>0.007989</text:p>
          </table:table-cell>
          <table:table-cell/>
        </table:table-row>
        <table:table-row table:style-name="ro3">
          <table:table-cell table:formula="of:=[.C36]+0.0024" office:value-type="float" office:value="0.0220394" calcext:value-type="float">
            <text:p>0.0220394</text:p>
          </table:table-cell>
          <table:table-cell office:value-type="float" office:value="0.0209156" calcext:value-type="float">
            <text:p>0.0209156</text:p>
          </table:table-cell>
          <table:table-cell office:value-type="float" office:value="0.0196394" calcext:value-type="float">
            <text:p>0.0196394</text:p>
          </table:table-cell>
          <table:table-cell table:formula="of:=[.D35]" office:value-type="float" office:value="0.03" calcext:value-type="float">
            <text:p>0.03</text:p>
          </table:table-cell>
          <table:table-cell table:number-columns-repeated="3"/>
          <table:table-cell table:formula="of:=ABS([.D36]-[.B36])" office:value-type="float" office:value="0.0090844" calcext:value-type="float">
            <text:p>0.0090844</text:p>
          </table:table-cell>
          <table:table-cell table:formula="of:=ABS([.C36]-[.D36])" office:value-type="float" office:value="0.0103606" calcext:value-type="float">
            <text:p>0.0103606</text:p>
          </table:table-cell>
          <table:table-cell/>
        </table:table-row>
        <table:table-row table:style-name="ro3">
          <table:table-cell table:formula="of:=[.C37]+0.0024" office:value-type="float" office:value="0.0200297" calcext:value-type="float">
            <text:p>0.0200297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76297" calcext:value-type="float">
            <text:p>0.0176297</text:p>
          </table:table-cell>
          <table:table-cell table:formula="of:=[.D36]" office:value-type="float" office:value="0.03" calcext:value-type="float">
            <text:p>0.03</text:p>
          </table:table-cell>
          <table:table-cell table:number-columns-repeated="3"/>
          <table:table-cell table:formula="of:=ABS([.D37]-[.B37])" office:value-type="float" office:value="0.0070333" calcext:value-type="float">
            <text:p>0.0070333</text:p>
          </table:table-cell>
          <table:table-cell table:formula="of:=ABS([.C37]-[.D37])" office:value-type="float" office:value="0.0123703" calcext:value-type="float">
            <text:p>0.0123703</text:p>
          </table:table-cell>
          <table:table-cell/>
        </table:table-row>
        <table:table-row table:style-name="ro3">
          <table:table-cell table:formula="of:=[.C38]+0.0024" office:value-type="float" office:value="0.0214359" calcext:value-type="float">
            <text:p>0.0214359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190359" calcext:value-type="float">
            <text:p>0.0190359</text:p>
          </table:table-cell>
          <table:table-cell table:formula="of:=[.D37]" office:value-type="float" office:value="0.03" calcext:value-type="float">
            <text:p>0.03</text:p>
          </table:table-cell>
          <table:table-cell table:number-columns-repeated="3"/>
          <table:table-cell table:formula="of:=ABS([.D38]-[.B38])" office:value-type="float" office:value="0.007882" calcext:value-type="float">
            <text:p>0.007882</text:p>
          </table:table-cell>
          <table:table-cell table:formula="of:=ABS([.C38]-[.D38])" office:value-type="float" office:value="0.0109641" calcext:value-type="float">
            <text:p>0.0109641</text:p>
          </table:table-cell>
          <table:table-cell/>
        </table:table-row>
        <table:table-row table:style-name="ro3">
          <table:table-cell table:formula="of:=[.C39]+0.0024" office:value-type="float" office:value="0.0222137" calcext:value-type="float">
            <text:p>0.0222137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198137" calcext:value-type="float">
            <text:p>0.0198137</text:p>
          </table:table-cell>
          <table:table-cell table:formula="of:=[.D38]" office:value-type="float" office:value="0.03" calcext:value-type="float">
            <text:p>0.03</text:p>
          </table:table-cell>
          <table:table-cell table:number-columns-repeated="3"/>
          <table:table-cell table:formula="of:=ABS([.D39]-[.B39])" office:value-type="float" office:value="0.0045993" calcext:value-type="float">
            <text:p>0.0045993</text:p>
          </table:table-cell>
          <table:table-cell table:formula="of:=ABS([.C39]-[.D39])" office:value-type="float" office:value="0.0101863" calcext:value-type="float">
            <text:p>0.0101863</text:p>
          </table:table-cell>
          <table:table-cell/>
        </table:table-row>
        <table:table-row table:style-name="ro3">
          <table:table-cell table:formula="of:=[.C40]+0.0024" office:value-type="float" office:value="0.0228601" calcext:value-type="float">
            <text:p>0.0228601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204601" calcext:value-type="float">
            <text:p>0.0204601</text:p>
          </table:table-cell>
          <table:table-cell table:formula="of:=[.D39]" office:value-type="float" office:value="0.03" calcext:value-type="float">
            <text:p>0.03</text:p>
          </table:table-cell>
          <table:table-cell table:number-columns-repeated="3"/>
          <table:table-cell table:formula="of:=ABS([.D40]-[.B40])" office:value-type="float" office:value="0.0084515" calcext:value-type="float">
            <text:p>0.0084515</text:p>
          </table:table-cell>
          <table:table-cell table:formula="of:=ABS([.C40]-[.D40])" office:value-type="float" office:value="0.0095399" calcext:value-type="float">
            <text:p>0.0095399</text:p>
          </table:table-cell>
          <table:table-cell/>
        </table:table-row>
        <table:table-row table:style-name="ro3">
          <table:table-cell table:formula="of:=[.C41]+0.0024" office:value-type="float" office:value="0.0215219" calcext:value-type="float">
            <text:p>0.0215219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191219" calcext:value-type="float">
            <text:p>0.0191219</text:p>
          </table:table-cell>
          <table:table-cell table:formula="of:=[.D40]" office:value-type="float" office:value="0.03" calcext:value-type="float">
            <text:p>0.03</text:p>
          </table:table-cell>
          <table:table-cell table:number-columns-repeated="3"/>
          <table:table-cell table:formula="of:=ABS([.D41]-[.B41])" office:value-type="float" office:value="0.0128395" calcext:value-type="float">
            <text:p>0.0128395</text:p>
          </table:table-cell>
          <table:table-cell table:formula="of:=ABS([.C41]-[.D41])" office:value-type="float" office:value="0.0108781" calcext:value-type="float">
            <text:p>0.0108781</text:p>
          </table:table-cell>
          <table:table-cell/>
        </table:table-row>
        <table:table-row table:style-name="ro3">
          <table:table-cell table:formula="of:=[.C42]+0.0024" office:value-type="float" office:value="0.0222137" calcext:value-type="float">
            <text:p>0.0222137</text:p>
          </table:table-cell>
          <table:table-cell office:value-type="float" office:value="0.0212274" calcext:value-type="float">
            <text:p>0.0212274</text:p>
          </table:table-cell>
          <table:table-cell office:value-type="float" office:value="0.0198137" calcext:value-type="float">
            <text:p>0.0198137</text:p>
          </table:table-cell>
          <table:table-cell table:formula="of:=[.D41]" office:value-type="float" office:value="0.03" calcext:value-type="float">
            <text:p>0.03</text:p>
          </table:table-cell>
          <table:table-cell table:number-columns-repeated="3"/>
          <table:table-cell table:formula="of:=ABS([.D42]-[.B42])" office:value-type="float" office:value="0.0087726" calcext:value-type="float">
            <text:p>0.0087726</text:p>
          </table:table-cell>
          <table:table-cell table:formula="of:=ABS([.C42]-[.D42])" office:value-type="float" office:value="0.0101863" calcext:value-type="float">
            <text:p>0.0101863</text:p>
          </table:table-cell>
          <table:table-cell/>
        </table:table-row>
        <table:table-row table:style-name="ro3">
          <table:table-cell table:formula="of:=[.C43]+0.0024" office:value-type="float" office:value="0.022196" calcext:value-type="float">
            <text:p>0.022196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9796" calcext:value-type="float">
            <text:p>0.019796</text:p>
          </table:table-cell>
          <table:table-cell table:formula="of:=[.D42]" office:value-type="float" office:value="0.03" calcext:value-type="float">
            <text:p>0.03</text:p>
          </table:table-cell>
          <table:table-cell table:number-columns-repeated="3"/>
          <table:table-cell table:formula="of:=ABS([.D43]-[.B43])" office:value-type="float" office:value="0.0070333" calcext:value-type="float">
            <text:p>0.0070333</text:p>
          </table:table-cell>
          <table:table-cell table:formula="of:=ABS([.C43]-[.D43])" office:value-type="float" office:value="0.010204" calcext:value-type="float">
            <text:p>0.010204</text:p>
          </table:table-cell>
          <table:table-cell/>
        </table:table-row>
        <table:table-row table:style-name="ro3">
          <table:table-cell table:formula="of:=[.C44]+0.0024" office:value-type="float" office:value="0.0207709" calcext:value-type="float">
            <text:p>0.0207709</text:p>
          </table:table-cell>
          <table:table-cell office:value-type="float" office:value="0.0191427" calcext:value-type="float">
            <text:p>0.0191427</text:p>
          </table:table-cell>
          <table:table-cell office:value-type="float" office:value="0.0183709" calcext:value-type="float">
            <text:p>0.0183709</text:p>
          </table:table-cell>
          <table:table-cell table:formula="of:=[.D43]" office:value-type="float" office:value="0.03" calcext:value-type="float">
            <text:p>0.03</text:p>
          </table:table-cell>
          <table:table-cell table:number-columns-repeated="3"/>
          <table:table-cell table:formula="of:=ABS([.D44]-[.B44])" office:value-type="float" office:value="0.0108573" calcext:value-type="float">
            <text:p>0.0108573</text:p>
          </table:table-cell>
          <table:table-cell table:formula="of:=ABS([.C44]-[.D44])" office:value-type="float" office:value="0.0116291" calcext:value-type="float">
            <text:p>0.0116291</text:p>
          </table:table-cell>
          <table:table-cell/>
        </table:table-row>
        <table:table-row table:style-name="ro3">
          <table:table-cell table:formula="of:=[.C45]+0.0024" office:value-type="float" office:value="0.0200355" calcext:value-type="float">
            <text:p>0.0200355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76355" calcext:value-type="float">
            <text:p>0.0176355</text:p>
          </table:table-cell>
          <table:table-cell table:formula="of:=[.D44]" office:value-type="float" office:value="0.03" calcext:value-type="float">
            <text:p>0.03</text:p>
          </table:table-cell>
          <table:table-cell table:number-columns-repeated="3"/>
          <table:table-cell table:formula="of:=ABS([.D45]-[.B45])" office:value-type="float" office:value="0.0102229" calcext:value-type="float">
            <text:p>0.0102229</text:p>
          </table:table-cell>
          <table:table-cell table:formula="of:=ABS([.C45]-[.D45])" office:value-type="float" office:value="0.0123645" calcext:value-type="float">
            <text:p>0.0123645</text:p>
          </table:table-cell>
          <table:table-cell/>
        </table:table-row>
        <table:table-row table:style-name="ro3">
          <table:table-cell table:formula="of:=[.C46]+0.0024" office:value-type="float" office:value="0.0200355" calcext:value-type="float">
            <text:p>0.0200355</text:p>
          </table:table-cell>
          <table:table-cell office:value-type="float" office:value="0.0191605" calcext:value-type="float">
            <text:p>0.0191605</text:p>
          </table:table-cell>
          <table:table-cell office:value-type="float" office:value="0.0176355" calcext:value-type="float">
            <text:p>0.0176355</text:p>
          </table:table-cell>
          <table:table-cell table:formula="of:=[.D45]" office:value-type="float" office:value="0.03" calcext:value-type="float">
            <text:p>0.03</text:p>
          </table:table-cell>
          <table:table-cell table:number-columns-repeated="3"/>
          <table:table-cell table:formula="of:=ABS([.D46]-[.B46])" office:value-type="float" office:value="0.0108395" calcext:value-type="float">
            <text:p>0.0108395</text:p>
          </table:table-cell>
          <table:table-cell table:formula="of:=ABS([.C46]-[.D46])" office:value-type="float" office:value="0.0123645" calcext:value-type="float">
            <text:p>0.0123645</text:p>
          </table:table-cell>
          <table:table-cell/>
        </table:table-row>
        <table:table-row table:style-name="ro3">
          <table:table-cell table:formula="of:=[.C47]+0.0024" office:value-type="float" office:value="0.0200283" calcext:value-type="float">
            <text:p>0.0200283</text:p>
          </table:table-cell>
          <table:table-cell office:value-type="float" office:value="0.020929" calcext:value-type="float">
            <text:p>0.020929</text:p>
          </table:table-cell>
          <table:table-cell office:value-type="float" office:value="0.0176283" calcext:value-type="float">
            <text:p>0.0176283</text:p>
          </table:table-cell>
          <table:table-cell table:formula="of:=[.D46]" office:value-type="float" office:value="0.03" calcext:value-type="float">
            <text:p>0.03</text:p>
          </table:table-cell>
          <table:table-cell table:number-columns-repeated="3"/>
          <table:table-cell table:formula="of:=ABS([.D47]-[.B47])" office:value-type="float" office:value="0.009071" calcext:value-type="float">
            <text:p>0.009071</text:p>
          </table:table-cell>
          <table:table-cell table:formula="of:=ABS([.C47]-[.D47])" office:value-type="float" office:value="0.0123717" calcext:value-type="float">
            <text:p>0.0123717</text:p>
          </table:table-cell>
          <table:table-cell/>
        </table:table-row>
        <table:table-row table:style-name="ro3">
          <table:table-cell table:formula="of:=[.C48]+0.0024" office:value-type="float" office:value="0.0170102" calcext:value-type="float">
            <text:p>0.0170102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46102" calcext:value-type="float">
            <text:p>0.0146102</text:p>
          </table:table-cell>
          <table:table-cell table:formula="of:=[.D47]" office:value-type="float" office:value="0.03" calcext:value-type="float">
            <text:p>0.03</text:p>
          </table:table-cell>
          <table:table-cell table:number-columns-repeated="3"/>
          <table:table-cell table:formula="of:=ABS([.D48]-[.B48])" office:value-type="float" office:value="0.0102229" calcext:value-type="float">
            <text:p>0.0102229</text:p>
          </table:table-cell>
          <table:table-cell table:formula="of:=ABS([.C48]-[.D48])" office:value-type="float" office:value="0.0153898" calcext:value-type="float">
            <text:p>0.0153898</text:p>
          </table:table-cell>
          <table:table-cell/>
        </table:table-row>
        <table:table-row table:style-name="ro3">
          <table:table-cell table:formula="of:=[.C49]+0.0024" office:value-type="float" office:value="0.0230063" calcext:value-type="float">
            <text:p>0.0230063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206063" calcext:value-type="float">
            <text:p>0.0206063</text:p>
          </table:table-cell>
          <table:table-cell table:formula="of:=[.D48]" office:value-type="float" office:value="0.03" calcext:value-type="float">
            <text:p>0.03</text:p>
          </table:table-cell>
          <table:table-cell table:number-columns-repeated="3"/>
          <table:table-cell table:formula="of:=ABS([.D49]-[.B49])" office:value-type="float" office:value="0.0069018" calcext:value-type="float">
            <text:p>0.0069018</text:p>
          </table:table-cell>
          <table:table-cell table:formula="of:=ABS([.C49]-[.D49])" office:value-type="float" office:value="0.0093937" calcext:value-type="float">
            <text:p>0.0093937</text:p>
          </table:table-cell>
          <table:table-cell/>
        </table:table-row>
        <table:table-row table:style-name="ro3">
          <table:table-cell table:formula="of:=[.C50]+0.0024" office:value-type="float" office:value="0.0200385" calcext:value-type="float">
            <text:p>0.0200385</text:p>
          </table:table-cell>
          <table:table-cell office:value-type="float" office:value="0.0238599" calcext:value-type="float">
            <text:p>0.0238599</text:p>
          </table:table-cell>
          <table:table-cell office:value-type="float" office:value="0.0176385" calcext:value-type="float">
            <text:p>0.0176385</text:p>
          </table:table-cell>
          <table:table-cell table:formula="of:=[.D49]" office:value-type="float" office:value="0.03" calcext:value-type="float">
            <text:p>0.03</text:p>
          </table:table-cell>
          <table:table-cell table:number-columns-repeated="3"/>
          <table:table-cell table:formula="of:=ABS([.D50]-[.B50])" office:value-type="float" office:value="0.0061401" calcext:value-type="float">
            <text:p>0.0061401</text:p>
          </table:table-cell>
          <table:table-cell table:formula="of:=ABS([.C50]-[.D50])" office:value-type="float" office:value="0.0123615" calcext:value-type="float">
            <text:p>0.0123615</text:p>
          </table:table-cell>
          <table:table-cell/>
        </table:table-row>
        <table:table-row table:style-name="ro3">
          <table:table-cell table:formula="of:=[.C51]+0.0024" office:value-type="float" office:value="0.0192045" calcext:value-type="float">
            <text:p>0.0192045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68045" calcext:value-type="float">
            <text:p>0.0168045</text:p>
          </table:table-cell>
          <table:table-cell table:formula="of:=[.D50]" office:value-type="float" office:value="0.03" calcext:value-type="float">
            <text:p>0.03</text:p>
          </table:table-cell>
          <table:table-cell table:number-columns-repeated="3"/>
          <table:table-cell table:formula="of:=ABS([.D51]-[.B51])" office:value-type="float" office:value="0.01022" calcext:value-type="float">
            <text:p>0.01022</text:p>
          </table:table-cell>
          <table:table-cell table:formula="of:=ABS([.C51]-[.D51])" office:value-type="float" office:value="0.0131955" calcext:value-type="float">
            <text:p>0.0131955</text:p>
          </table:table-cell>
          <table:table-cell/>
        </table:table-row>
        <table:table-row table:style-name="ro3">
          <table:table-cell table:formula="of:=[.C52]+0.0024" office:value-type="float" office:value="0.0192415" calcext:value-type="float">
            <text:p>0.0192415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168415" calcext:value-type="float">
            <text:p>0.0168415</text:p>
          </table:table-cell>
          <table:table-cell table:formula="of:=[.D51]" office:value-type="float" office:value="0.03" calcext:value-type="float">
            <text:p>0.03</text:p>
          </table:table-cell>
          <table:table-cell table:number-columns-repeated="3"/>
          <table:table-cell table:formula="of:=ABS([.D52]-[.B52])" office:value-type="float" office:value="0.007882" calcext:value-type="float">
            <text:p>0.007882</text:p>
          </table:table-cell>
          <table:table-cell table:formula="of:=ABS([.C52]-[.D52])" office:value-type="float" office:value="0.0131585" calcext:value-type="float">
            <text:p>0.0131585</text:p>
          </table:table-cell>
          <table:table-cell/>
        </table:table-row>
        <table:table-row table:style-name="ro3">
          <table:table-cell table:formula="of:=[.C53]+0.0024" office:value-type="float" office:value="0.0207605" calcext:value-type="float">
            <text:p>0.0207605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83605" calcext:value-type="float">
            <text:p>0.0183605</text:p>
          </table:table-cell>
          <table:table-cell table:formula="of:=[.D52]" office:value-type="float" office:value="0.03" calcext:value-type="float">
            <text:p>0.03</text:p>
          </table:table-cell>
          <table:table-cell table:number-columns-repeated="3"/>
          <table:table-cell table:formula="of:=ABS([.D53]-[.B53])" office:value-type="float" office:value="0.0070333" calcext:value-type="float">
            <text:p>0.0070333</text:p>
          </table:table-cell>
          <table:table-cell table:formula="of:=ABS([.C53]-[.D53])" office:value-type="float" office:value="0.0116395" calcext:value-type="float">
            <text:p>0.0116395</text:p>
          </table:table-cell>
          <table:table-cell/>
        </table:table-row>
        <table:table-row table:style-name="ro3">
          <table:table-cell table:formula="of:=[.C54]+0.0024" office:value-type="float" office:value="0.0222633" calcext:value-type="float">
            <text:p>0.0222633</text:p>
          </table:table-cell>
          <table:table-cell office:value-type="float" office:value="0.0188963" calcext:value-type="float">
            <text:p>0.0188963</text:p>
          </table:table-cell>
          <table:table-cell office:value-type="float" office:value="0.0198633" calcext:value-type="float">
            <text:p>0.0198633</text:p>
          </table:table-cell>
          <table:table-cell table:formula="of:=[.D53]" office:value-type="float" office:value="0.03" calcext:value-type="float">
            <text:p>0.03</text:p>
          </table:table-cell>
          <table:table-cell table:number-columns-repeated="3"/>
          <table:table-cell table:formula="of:=ABS([.D54]-[.B54])" office:value-type="float" office:value="0.0111037" calcext:value-type="float">
            <text:p>0.0111037</text:p>
          </table:table-cell>
          <table:table-cell table:formula="of:=ABS([.C54]-[.D54])" office:value-type="float" office:value="0.0101367" calcext:value-type="float">
            <text:p>0.0101367</text:p>
          </table:table-cell>
          <table:table-cell/>
        </table:table-row>
        <table:table-row table:style-name="ro3">
          <table:table-cell table:formula="of:=[.C55]+0.0024" office:value-type="float" office:value="0.0200222" calcext:value-type="float">
            <text:p>0.0200222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176222" calcext:value-type="float">
            <text:p>0.0176222</text:p>
          </table:table-cell>
          <table:table-cell table:formula="of:=[.D54]" office:value-type="float" office:value="0.03" calcext:value-type="float">
            <text:p>0.03</text:p>
          </table:table-cell>
          <table:table-cell table:number-columns-repeated="3"/>
          <table:table-cell table:formula="of:=ABS([.D55]-[.B55])" office:value-type="float" office:value="0.010841" calcext:value-type="float">
            <text:p>0.010841</text:p>
          </table:table-cell>
          <table:table-cell table:formula="of:=ABS([.C55]-[.D55])" office:value-type="float" office:value="0.0123778" calcext:value-type="float">
            <text:p>0.0123778</text:p>
          </table:table-cell>
          <table:table-cell/>
        </table:table-row>
        <table:table-row table:style-name="ro3">
          <table:table-cell table:formula="of:=[.C56]+0.0024" office:value-type="float" office:value="0.0207809" calcext:value-type="float">
            <text:p>0.0207809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83809" calcext:value-type="float">
            <text:p>0.0183809</text:p>
          </table:table-cell>
          <table:table-cell table:formula="of:=[.D55]" office:value-type="float" office:value="0.03" calcext:value-type="float">
            <text:p>0.03</text:p>
          </table:table-cell>
          <table:table-cell table:number-columns-repeated="3"/>
          <table:table-cell table:formula="of:=ABS([.D56]-[.B56])" office:value-type="float" office:value="0.0070333" calcext:value-type="float">
            <text:p>0.0070333</text:p>
          </table:table-cell>
          <table:table-cell table:formula="of:=ABS([.C56]-[.D56])" office:value-type="float" office:value="0.0116191" calcext:value-type="float">
            <text:p>0.0116191</text:p>
          </table:table-cell>
          <table:table-cell/>
        </table:table-row>
        <table:table-row table:style-name="ro3">
          <table:table-cell table:formula="of:=[.C57]+0.0024" office:value-type="float" office:value="0.0215161" calcext:value-type="float">
            <text:p>0.0215161</text:p>
          </table:table-cell>
          <table:table-cell office:value-type="float" office:value="0.0227808" calcext:value-type="float">
            <text:p>0.0227808</text:p>
          </table:table-cell>
          <table:table-cell office:value-type="float" office:value="0.0191161" calcext:value-type="float">
            <text:p>0.0191161</text:p>
          </table:table-cell>
          <table:table-cell table:formula="of:=[.D56]" office:value-type="float" office:value="0.03" calcext:value-type="float">
            <text:p>0.03</text:p>
          </table:table-cell>
          <table:table-cell table:number-columns-repeated="3"/>
          <table:table-cell table:formula="of:=ABS([.D57]-[.B57])" office:value-type="float" office:value="0.0072192" calcext:value-type="float">
            <text:p>0.0072192</text:p>
          </table:table-cell>
          <table:table-cell table:formula="of:=ABS([.C57]-[.D57])" office:value-type="float" office:value="0.0108839" calcext:value-type="float">
            <text:p>0.0108839</text:p>
          </table:table-cell>
          <table:table-cell/>
        </table:table-row>
        <table:table-row table:style-name="ro3">
          <table:table-cell table:formula="of:=[.C58]+0.0024" office:value-type="float" office:value="0.0176918" calcext:value-type="float">
            <text:p>0.0176918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152918" calcext:value-type="float">
            <text:p>0.0152918</text:p>
          </table:table-cell>
          <table:table-cell table:formula="of:=[.D57]" office:value-type="float" office:value="0.03" calcext:value-type="float">
            <text:p>0.03</text:p>
          </table:table-cell>
          <table:table-cell table:number-columns-repeated="3"/>
          <table:table-cell table:formula="of:=ABS([.D58]-[.B58])" office:value-type="float" office:value="0.0084529" calcext:value-type="float">
            <text:p>0.0084529</text:p>
          </table:table-cell>
          <table:table-cell table:formula="of:=ABS([.C58]-[.D58])" office:value-type="float" office:value="0.0147082" calcext:value-type="float">
            <text:p>0.0147082</text:p>
          </table:table-cell>
          <table:table-cell/>
        </table:table-row>
        <table:table-row table:style-name="ro3">
          <table:table-cell table:formula="of:=[.C59]+0.0024" office:value-type="float" office:value="0.0214039" calcext:value-type="float">
            <text:p>0.0214039</text:p>
          </table:table-cell>
          <table:table-cell office:value-type="float" office:value="0.0238746" calcext:value-type="float">
            <text:p>0.0238746</text:p>
          </table:table-cell>
          <table:table-cell office:value-type="float" office:value="0.0190039" calcext:value-type="float">
            <text:p>0.0190039</text:p>
          </table:table-cell>
          <table:table-cell table:formula="of:=[.D58]" office:value-type="float" office:value="0.03" calcext:value-type="float">
            <text:p>0.03</text:p>
          </table:table-cell>
          <table:table-cell table:number-columns-repeated="3"/>
          <table:table-cell table:formula="of:=ABS([.D59]-[.B59])" office:value-type="float" office:value="0.0061254" calcext:value-type="float">
            <text:p>0.0061254</text:p>
          </table:table-cell>
          <table:table-cell table:formula="of:=ABS([.C59]-[.D59])" office:value-type="float" office:value="0.0109961" calcext:value-type="float">
            <text:p>0.0109961</text:p>
          </table:table-cell>
          <table:table-cell/>
        </table:table-row>
        <table:table-row table:style-name="ro3">
          <table:table-cell table:formula="of:=[.C60]+0.0024" office:value-type="float" office:value="0.019882" calcext:value-type="float">
            <text:p>0.019882</text:p>
          </table:table-cell>
          <table:table-cell office:value-type="float" office:value="0.0212259" calcext:value-type="float">
            <text:p>0.0212259</text:p>
          </table:table-cell>
          <table:table-cell office:value-type="float" office:value="0.017482" calcext:value-type="float">
            <text:p>0.017482</text:p>
          </table:table-cell>
          <table:table-cell table:formula="of:=[.D59]" office:value-type="float" office:value="0.03" calcext:value-type="float">
            <text:p>0.03</text:p>
          </table:table-cell>
          <table:table-cell table:number-columns-repeated="3"/>
          <table:table-cell table:formula="of:=ABS([.D60]-[.B60])" office:value-type="float" office:value="0.0087741" calcext:value-type="float">
            <text:p>0.0087741</text:p>
          </table:table-cell>
          <table:table-cell table:formula="of:=ABS([.C60]-[.D60])" office:value-type="float" office:value="0.012518" calcext:value-type="float">
            <text:p>0.012518</text:p>
          </table:table-cell>
          <table:table-cell/>
        </table:table-row>
        <table:table-row table:style-name="ro3">
          <table:table-cell table:formula="of:=[.C61]+0.0024" office:value-type="float" office:value="0.0207172" calcext:value-type="float">
            <text:p>0.0207172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183172" calcext:value-type="float">
            <text:p>0.0183172</text:p>
          </table:table-cell>
          <table:table-cell table:formula="of:=[.D60]" office:value-type="float" office:value="0.03" calcext:value-type="float">
            <text:p>0.03</text:p>
          </table:table-cell>
          <table:table-cell table:number-columns-repeated="3"/>
          <table:table-cell table:formula="of:=ABS([.D61]-[.B61])" office:value-type="float" office:value="0.0128395" calcext:value-type="float">
            <text:p>0.0128395</text:p>
          </table:table-cell>
          <table:table-cell table:formula="of:=ABS([.C61]-[.D61])" office:value-type="float" office:value="0.0116828" calcext:value-type="float">
            <text:p>0.0116828</text:p>
          </table:table-cell>
          <table:table-cell/>
        </table:table-row>
        <table:table-row table:style-name="ro3">
          <table:table-cell table:formula="of:=[.C62]+0.0024" office:value-type="float" office:value="0.0199853" calcext:value-type="float">
            <text:p>0.0199853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175853" calcext:value-type="float">
            <text:p>0.0175853</text:p>
          </table:table-cell>
          <table:table-cell table:formula="of:=[.D61]" office:value-type="float" office:value="0.03" calcext:value-type="float">
            <text:p>0.03</text:p>
          </table:table-cell>
          <table:table-cell table:number-columns-repeated="3"/>
          <table:table-cell table:formula="of:=ABS([.D62]-[.B62])" office:value-type="float" office:value="0.0091938" calcext:value-type="float">
            <text:p>0.0091938</text:p>
          </table:table-cell>
          <table:table-cell table:formula="of:=ABS([.C62]-[.D62])" office:value-type="float" office:value="0.0124147" calcext:value-type="float">
            <text:p>0.0124147</text:p>
          </table:table-cell>
          <table:table-cell/>
        </table:table-row>
        <table:table-row table:style-name="ro3">
          <table:table-cell table:formula="of:=[.C63]+0.0024" office:value-type="float" office:value="0.0207201" calcext:value-type="float">
            <text:p>0.0207201</text:p>
          </table:table-cell>
          <table:table-cell office:value-type="float" office:value="0.0200257" calcext:value-type="float">
            <text:p>0.0200257</text:p>
          </table:table-cell>
          <table:table-cell office:value-type="float" office:value="0.0183201" calcext:value-type="float">
            <text:p>0.0183201</text:p>
          </table:table-cell>
          <table:table-cell table:formula="of:=[.D62]" office:value-type="float" office:value="0.03" calcext:value-type="float">
            <text:p>0.03</text:p>
          </table:table-cell>
          <table:table-cell table:number-columns-repeated="3"/>
          <table:table-cell table:formula="of:=ABS([.D63]-[.B63])" office:value-type="float" office:value="0.0099743" calcext:value-type="float">
            <text:p>0.0099743</text:p>
          </table:table-cell>
          <table:table-cell table:formula="of:=ABS([.C63]-[.D63])" office:value-type="float" office:value="0.0116799" calcext:value-type="float">
            <text:p>0.0116799</text:p>
          </table:table-cell>
          <table:table-cell/>
        </table:table-row>
        <table:table-row table:style-name="ro3">
          <table:table-cell table:formula="of:=[.C64]+0.0024" office:value-type="float" office:value="0.0228616" calcext:value-type="float">
            <text:p>0.0228616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204616" calcext:value-type="float">
            <text:p>0.0204616</text:p>
          </table:table-cell>
          <table:table-cell table:formula="of:=[.D63]" office:value-type="float" office:value="0.03" calcext:value-type="float">
            <text:p>0.03</text:p>
          </table:table-cell>
          <table:table-cell table:number-columns-repeated="3"/>
          <table:table-cell table:formula="of:=ABS([.D64]-[.B64])" office:value-type="float" office:value="0.0128395" calcext:value-type="float">
            <text:p>0.0128395</text:p>
          </table:table-cell>
          <table:table-cell table:formula="of:=ABS([.C64]-[.D64])" office:value-type="float" office:value="0.0095384" calcext:value-type="float">
            <text:p>0.0095384</text:p>
          </table:table-cell>
          <table:table-cell/>
        </table:table-row>
        <table:table-row table:style-name="ro3">
          <table:table-cell table:formula="of:=[.C65]+0.0024" office:value-type="float" office:value="0.020734" calcext:value-type="float">
            <text:p>0.020734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18334" calcext:value-type="float">
            <text:p>0.018334</text:p>
          </table:table-cell>
          <table:table-cell table:formula="of:=[.D64]" office:value-type="float" office:value="0.03" calcext:value-type="float">
            <text:p>0.03</text:p>
          </table:table-cell>
          <table:table-cell table:number-columns-repeated="3"/>
          <table:table-cell table:formula="of:=ABS([.D65]-[.B65])" office:value-type="float" office:value="0.0091938" calcext:value-type="float">
            <text:p>0.0091938</text:p>
          </table:table-cell>
          <table:table-cell table:formula="of:=ABS([.C65]-[.D65])" office:value-type="float" office:value="0.011666" calcext:value-type="float">
            <text:p>0.011666</text:p>
          </table:table-cell>
          <table:table-cell/>
        </table:table-row>
        <table:table-row table:style-name="ro3">
          <table:table-cell table:formula="of:=[.C66]+0.0024" office:value-type="float" office:value="0.0214493" calcext:value-type="float">
            <text:p>0.0214493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190493" calcext:value-type="float">
            <text:p>0.0190493</text:p>
          </table:table-cell>
          <table:table-cell table:formula="of:=[.D65]" office:value-type="float" office:value="0.03" calcext:value-type="float">
            <text:p>0.03</text:p>
          </table:table-cell>
          <table:table-cell table:number-columns-repeated="3"/>
          <table:table-cell table:formula="of:=ABS([.D66]-[.B66])" office:value-type="float" office:value="0.0084515" calcext:value-type="float">
            <text:p>0.0084515</text:p>
          </table:table-cell>
          <table:table-cell table:formula="of:=ABS([.C66]-[.D66])" office:value-type="float" office:value="0.0109507" calcext:value-type="float">
            <text:p>0.0109507</text:p>
          </table:table-cell>
          <table:table-cell/>
        </table:table-row>
        <table:table-row table:style-name="ro3">
          <table:table-cell table:formula="of:=[.C67]+0.0024" office:value-type="float" office:value="0.0207101" calcext:value-type="float">
            <text:p>0.0207101</text:p>
          </table:table-cell>
          <table:table-cell office:value-type="float" office:value="0.0240266" calcext:value-type="float">
            <text:p>0.0240266</text:p>
          </table:table-cell>
          <table:table-cell office:value-type="float" office:value="0.0183101" calcext:value-type="float">
            <text:p>0.0183101</text:p>
          </table:table-cell>
          <table:table-cell table:formula="of:=[.D66]" office:value-type="float" office:value="0.03" calcext:value-type="float">
            <text:p>0.03</text:p>
          </table:table-cell>
          <table:table-cell table:number-columns-repeated="3"/>
          <table:table-cell table:formula="of:=ABS([.D67]-[.B67])" office:value-type="float" office:value="0.0059734" calcext:value-type="float">
            <text:p>0.0059734</text:p>
          </table:table-cell>
          <table:table-cell table:formula="of:=ABS([.C67]-[.D67])" office:value-type="float" office:value="0.0116899" calcext:value-type="float">
            <text:p>0.0116899</text:p>
          </table:table-cell>
          <table:table-cell/>
        </table:table-row>
        <table:table-row table:style-name="ro3">
          <table:table-cell table:formula="of:=[.C68]+0.0024" office:value-type="float" office:value="0.0237546" calcext:value-type="float">
            <text:p>0.0237546</text:p>
          </table:table-cell>
          <table:table-cell office:value-type="float" office:value="0.0202651" calcext:value-type="float">
            <text:p>0.0202651</text:p>
          </table:table-cell>
          <table:table-cell office:value-type="float" office:value="0.0213546" calcext:value-type="float">
            <text:p>0.0213546</text:p>
          </table:table-cell>
          <table:table-cell table:formula="of:=[.D67]" office:value-type="float" office:value="0.03" calcext:value-type="float">
            <text:p>0.03</text:p>
          </table:table-cell>
          <table:table-cell table:number-columns-repeated="3"/>
          <table:table-cell table:formula="of:=ABS([.D68]-[.B68])" office:value-type="float" office:value="0.0097349" calcext:value-type="float">
            <text:p>0.0097349</text:p>
          </table:table-cell>
          <table:table-cell table:formula="of:=ABS([.C68]-[.D68])" office:value-type="float" office:value="0.0086454" calcext:value-type="float">
            <text:p>0.0086454</text:p>
          </table:table-cell>
          <table:table-cell/>
        </table:table-row>
        <table:table-row table:style-name="ro3">
          <table:table-cell table:formula="of:=[.C69]+0.0024" office:value-type="float" office:value="0.020775" calcext:value-type="float">
            <text:p>0.020775</text:p>
          </table:table-cell>
          <table:table-cell office:value-type="float" office:value="0.0245046" calcext:value-type="float">
            <text:p>0.0245046</text:p>
          </table:table-cell>
          <table:table-cell office:value-type="float" office:value="0.018375" calcext:value-type="float">
            <text:p>0.018375</text:p>
          </table:table-cell>
          <table:table-cell table:formula="of:=[.D68]" office:value-type="float" office:value="0.03" calcext:value-type="float">
            <text:p>0.03</text:p>
          </table:table-cell>
          <table:table-cell table:number-columns-repeated="3"/>
          <table:table-cell table:formula="of:=ABS([.D69]-[.B69])" office:value-type="float" office:value="0.0054954" calcext:value-type="float">
            <text:p>0.0054954</text:p>
          </table:table-cell>
          <table:table-cell table:formula="of:=ABS([.C69]-[.D69])" office:value-type="float" office:value="0.011625" calcext:value-type="float">
            <text:p>0.011625</text:p>
          </table:table-cell>
          <table:table-cell/>
        </table:table-row>
        <table:table-row table:style-name="ro3">
          <table:table-cell table:formula="of:=[.C70]+0.0024" office:value-type="float" office:value="0.0192415" calcext:value-type="float">
            <text:p>0.0192415</text:p>
          </table:table-cell>
          <table:table-cell office:value-type="float" office:value="0.0223353" calcext:value-type="float">
            <text:p>0.0223353</text:p>
          </table:table-cell>
          <table:table-cell office:value-type="float" office:value="0.0168415" calcext:value-type="float">
            <text:p>0.0168415</text:p>
          </table:table-cell>
          <table:table-cell table:formula="of:=[.D69]" office:value-type="float" office:value="0.03" calcext:value-type="float">
            <text:p>0.03</text:p>
          </table:table-cell>
          <table:table-cell table:number-columns-repeated="3"/>
          <table:table-cell table:formula="of:=ABS([.D70]-[.B70])" office:value-type="float" office:value="0.0076647" calcext:value-type="float">
            <text:p>0.0076647</text:p>
          </table:table-cell>
          <table:table-cell table:formula="of:=ABS([.C70]-[.D70])" office:value-type="float" office:value="0.0131585" calcext:value-type="float">
            <text:p>0.0131585</text:p>
          </table:table-cell>
          <table:table-cell/>
        </table:table-row>
        <table:table-row table:style-name="ro3">
          <table:table-cell table:formula="of:=[.C71]+0.0024" office:value-type="float" office:value="0.0170102" calcext:value-type="float">
            <text:p>0.0170102</text:p>
          </table:table-cell>
          <table:table-cell office:value-type="float" office:value="0.0260277" calcext:value-type="float">
            <text:p>0.0260277</text:p>
          </table:table-cell>
          <table:table-cell office:value-type="float" office:value="0.0146102" calcext:value-type="float">
            <text:p>0.0146102</text:p>
          </table:table-cell>
          <table:table-cell table:formula="of:=[.D70]" office:value-type="float" office:value="0.03" calcext:value-type="float">
            <text:p>0.03</text:p>
          </table:table-cell>
          <table:table-cell table:number-columns-repeated="3"/>
          <table:table-cell table:formula="of:=ABS([.D71]-[.B71])" office:value-type="float" office:value="0.0039723" calcext:value-type="float">
            <text:p>0.0039723</text:p>
          </table:table-cell>
          <table:table-cell table:formula="of:=ABS([.C71]-[.D71])" office:value-type="float" office:value="0.0153898" calcext:value-type="float">
            <text:p>0.0153898</text:p>
          </table:table-cell>
          <table:table-cell/>
        </table:table-row>
        <table:table-row table:style-name="ro3">
          <table:table-cell table:formula="of:=[.C72]+0.0024" office:value-type="float" office:value="0.0184975" calcext:value-type="float">
            <text:p>0.0184975</text:p>
          </table:table-cell>
          <table:table-cell office:value-type="float" office:value="0.0238746" calcext:value-type="float">
            <text:p>0.0238746</text:p>
          </table:table-cell>
          <table:table-cell office:value-type="float" office:value="0.0160975" calcext:value-type="float">
            <text:p>0.0160975</text:p>
          </table:table-cell>
          <table:table-cell table:formula="of:=[.D71]" office:value-type="float" office:value="0.03" calcext:value-type="float">
            <text:p>0.03</text:p>
          </table:table-cell>
          <table:table-cell table:number-columns-repeated="3"/>
          <table:table-cell table:formula="of:=ABS([.D72]-[.B72])" office:value-type="float" office:value="0.0061254" calcext:value-type="float">
            <text:p>0.0061254</text:p>
          </table:table-cell>
          <table:table-cell table:formula="of:=ABS([.C72]-[.D72])" office:value-type="float" office:value="0.0139025" calcext:value-type="float">
            <text:p>0.0139025</text:p>
          </table:table-cell>
          <table:table-cell/>
        </table:table-row>
        <table:table-row table:style-name="ro3">
          <table:table-cell table:formula="of:=[.C73]+0.0024" office:value-type="float" office:value="0.0221915" calcext:value-type="float">
            <text:p>0.0221915</text:p>
          </table:table-cell>
          <table:table-cell office:value-type="float" office:value="0.0200257" calcext:value-type="float">
            <text:p>0.0200257</text:p>
          </table:table-cell>
          <table:table-cell office:value-type="float" office:value="0.0197915" calcext:value-type="float">
            <text:p>0.0197915</text:p>
          </table:table-cell>
          <table:table-cell table:formula="of:=[.D72]" office:value-type="float" office:value="0.03" calcext:value-type="float">
            <text:p>0.03</text:p>
          </table:table-cell>
          <table:table-cell table:number-columns-repeated="3"/>
          <table:table-cell table:formula="of:=ABS([.D73]-[.B73])" office:value-type="float" office:value="0.0099743" calcext:value-type="float">
            <text:p>0.0099743</text:p>
          </table:table-cell>
          <table:table-cell table:formula="of:=ABS([.C73]-[.D73])" office:value-type="float" office:value="0.0102085" calcext:value-type="float">
            <text:p>0.0102085</text:p>
          </table:table-cell>
          <table:table-cell/>
        </table:table-row>
        <table:table-row table:style-name="ro3">
          <table:table-cell table:formula="of:=[.C74]+0.0024" office:value-type="float" office:value="0.0207546" calcext:value-type="float">
            <text:p>0.0207546</text:p>
          </table:table-cell>
          <table:table-cell office:value-type="float" office:value="0.0191501" calcext:value-type="float">
            <text:p>0.0191501</text:p>
          </table:table-cell>
          <table:table-cell office:value-type="float" office:value="0.0183546" calcext:value-type="float">
            <text:p>0.0183546</text:p>
          </table:table-cell>
          <table:table-cell table:formula="of:=[.D73]" office:value-type="float" office:value="0.03" calcext:value-type="float">
            <text:p>0.03</text:p>
          </table:table-cell>
          <table:table-cell table:number-columns-repeated="3"/>
          <table:table-cell table:formula="of:=ABS([.D74]-[.B74])" office:value-type="float" office:value="0.0108499" calcext:value-type="float">
            <text:p>0.0108499</text:p>
          </table:table-cell>
          <table:table-cell table:formula="of:=ABS([.C74]-[.D74])" office:value-type="float" office:value="0.0116454" calcext:value-type="float">
            <text:p>0.0116454</text:p>
          </table:table-cell>
          <table:table-cell/>
        </table:table-row>
        <table:table-row table:style-name="ro3">
          <table:table-cell table:formula="of:=[.C75]+0.0024" office:value-type="float" office:value="0.0222108" calcext:value-type="float">
            <text:p>0.0222108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198108" calcext:value-type="float">
            <text:p>0.0198108</text:p>
          </table:table-cell>
          <table:table-cell table:formula="of:=[.D74]" office:value-type="float" office:value="0.03" calcext:value-type="float">
            <text:p>0.03</text:p>
          </table:table-cell>
          <table:table-cell table:number-columns-repeated="3"/>
          <table:table-cell table:formula="of:=ABS([.D75]-[.B75])" office:value-type="float" office:value="0.010841" calcext:value-type="float">
            <text:p>0.010841</text:p>
          </table:table-cell>
          <table:table-cell table:formula="of:=ABS([.C75]-[.D75])" office:value-type="float" office:value="0.0101892" calcext:value-type="float">
            <text:p>0.0101892</text:p>
          </table:table-cell>
          <table:table-cell/>
        </table:table-row>
        <table:table-row table:style-name="ro3">
          <table:table-cell table:formula="of:=[.C76]+0.0024" office:value-type="float" office:value="0.0185408" calcext:value-type="float">
            <text:p>0.0185408</text:p>
          </table:table-cell>
          <table:table-cell office:value-type="float" office:value="0.0238732" calcext:value-type="float">
            <text:p>0.0238732</text:p>
          </table:table-cell>
          <table:table-cell office:value-type="float" office:value="0.0161408" calcext:value-type="float">
            <text:p>0.0161408</text:p>
          </table:table-cell>
          <table:table-cell table:formula="of:=[.D75]" office:value-type="float" office:value="0.03" calcext:value-type="float">
            <text:p>0.03</text:p>
          </table:table-cell>
          <table:table-cell table:number-columns-repeated="3"/>
          <table:table-cell table:formula="of:=ABS([.D76]-[.B76])" office:value-type="float" office:value="0.0061268" calcext:value-type="float">
            <text:p>0.0061268</text:p>
          </table:table-cell>
          <table:table-cell table:formula="of:=ABS([.C76]-[.D76])" office:value-type="float" office:value="0.0138592" calcext:value-type="float">
            <text:p>0.0138592</text:p>
          </table:table-cell>
          <table:table-cell/>
        </table:table-row>
        <table:table-row table:style-name="ro3">
          <table:table-cell table:formula="of:=[.C77]+0.0024" office:value-type="float" office:value="0.022866" calcext:value-type="float">
            <text:p>0.022866</text:p>
          </table:table-cell>
          <table:table-cell office:value-type="float" office:value="0.0183707" calcext:value-type="float">
            <text:p>0.0183707</text:p>
          </table:table-cell>
          <table:table-cell office:value-type="float" office:value="0.020466" calcext:value-type="float">
            <text:p>0.020466</text:p>
          </table:table-cell>
          <table:table-cell table:formula="of:=[.D76]" office:value-type="float" office:value="0.03" calcext:value-type="float">
            <text:p>0.03</text:p>
          </table:table-cell>
          <table:table-cell table:number-columns-repeated="3"/>
          <table:table-cell table:formula="of:=ABS([.D77]-[.B77])" office:value-type="float" office:value="0.0116293" calcext:value-type="float">
            <text:p>0.0116293</text:p>
          </table:table-cell>
          <table:table-cell table:formula="of:=ABS([.C77]-[.D77])" office:value-type="float" office:value="0.009534" calcext:value-type="float">
            <text:p>0.009534</text:p>
          </table:table-cell>
          <table:table-cell/>
        </table:table-row>
        <table:table-row table:style-name="ro3">
          <table:table-cell table:formula="of:=[.C78]+0.0024" office:value-type="float" office:value="0.0228586" calcext:value-type="float">
            <text:p>0.0228586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204586" calcext:value-type="float">
            <text:p>0.0204586</text:p>
          </table:table-cell>
          <table:table-cell table:formula="of:=[.D77]" office:value-type="float" office:value="0.03" calcext:value-type="float">
            <text:p>0.03</text:p>
          </table:table-cell>
          <table:table-cell table:number-columns-repeated="3"/>
          <table:table-cell table:formula="of:=ABS([.D78]-[.B78])" office:value-type="float" office:value="0.0084529" calcext:value-type="float">
            <text:p>0.0084529</text:p>
          </table:table-cell>
          <table:table-cell table:formula="of:=ABS([.C78]-[.D78])" office:value-type="float" office:value="0.0095414" calcext:value-type="float">
            <text:p>0.0095414</text:p>
          </table:table-cell>
          <table:table-cell/>
        </table:table-row>
        <table:table-row table:style-name="ro3">
          <table:table-cell table:formula="of:=[.C79]+0.0024" office:value-type="float" office:value="0.0177064" calcext:value-type="float">
            <text:p>0.0177064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153064" calcext:value-type="float">
            <text:p>0.0153064</text:p>
          </table:table-cell>
          <table:table-cell table:formula="of:=[.D78]" office:value-type="float" office:value="0.03" calcext:value-type="float">
            <text:p>0.03</text:p>
          </table:table-cell>
          <table:table-cell table:number-columns-repeated="3"/>
          <table:table-cell table:formula="of:=ABS([.D79]-[.B79])" office:value-type="float" office:value="0.0084515" calcext:value-type="float">
            <text:p>0.0084515</text:p>
          </table:table-cell>
          <table:table-cell table:formula="of:=ABS([.C79]-[.D79])" office:value-type="float" office:value="0.0146936" calcext:value-type="float">
            <text:p>0.0146936</text:p>
          </table:table-cell>
          <table:table-cell/>
        </table:table-row>
        <table:table-row table:style-name="ro3">
          <table:table-cell table:formula="of:=[.C80]+0.0024" office:value-type="float" office:value="0.01924" calcext:value-type="float">
            <text:p>0.01924</text:p>
          </table:table-cell>
          <table:table-cell office:value-type="float" office:value="0.0188963" calcext:value-type="float">
            <text:p>0.0188963</text:p>
          </table:table-cell>
          <table:table-cell office:value-type="float" office:value="0.01684" calcext:value-type="float">
            <text:p>0.01684</text:p>
          </table:table-cell>
          <table:table-cell table:formula="of:=[.D79]" office:value-type="float" office:value="0.03" calcext:value-type="float">
            <text:p>0.03</text:p>
          </table:table-cell>
          <table:table-cell table:number-columns-repeated="3"/>
          <table:table-cell table:formula="of:=ABS([.D80]-[.B80])" office:value-type="float" office:value="0.0111037" calcext:value-type="float">
            <text:p>0.0111037</text:p>
          </table:table-cell>
          <table:table-cell table:formula="of:=ABS([.C80]-[.D80])" office:value-type="float" office:value="0.01316" calcext:value-type="float">
            <text:p>0.01316</text:p>
          </table:table-cell>
          <table:table-cell/>
        </table:table-row>
        <table:table-row table:style-name="ro3">
          <table:table-cell table:formula="of:=[.C81]+0.0024" office:value-type="float" office:value="0.0237294" calcext:value-type="float">
            <text:p>0.0237294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213294" calcext:value-type="float">
            <text:p>0.0213294</text:p>
          </table:table-cell>
          <table:table-cell table:formula="of:=[.D80]" office:value-type="float" office:value="0.03" calcext:value-type="float">
            <text:p>0.03</text:p>
          </table:table-cell>
          <table:table-cell table:number-columns-repeated="3"/>
          <table:table-cell table:formula="of:=ABS([.D81]-[.B81])" office:value-type="float" office:value="0.010841" calcext:value-type="float">
            <text:p>0.010841</text:p>
          </table:table-cell>
          <table:table-cell table:formula="of:=ABS([.C81]-[.D81])" office:value-type="float" office:value="0.0086706" calcext:value-type="float">
            <text:p>0.0086706</text:p>
          </table:table-cell>
          <table:table-cell/>
        </table:table-row>
        <table:table-row table:style-name="ro3">
          <table:table-cell table:formula="of:=[.C82]+0.0024" office:value-type="float" office:value="0.0177064" calcext:value-type="float">
            <text:p>0.0177064</text:p>
          </table:table-cell>
          <table:table-cell office:value-type="float" office:value="0.0200227" calcext:value-type="float">
            <text:p>0.0200227</text:p>
          </table:table-cell>
          <table:table-cell office:value-type="float" office:value="0.0153064" calcext:value-type="float">
            <text:p>0.0153064</text:p>
          </table:table-cell>
          <table:table-cell table:formula="of:=[.D81]" office:value-type="float" office:value="0.03" calcext:value-type="float">
            <text:p>0.03</text:p>
          </table:table-cell>
          <table:table-cell table:number-columns-repeated="3"/>
          <table:table-cell table:formula="of:=ABS([.D82]-[.B82])" office:value-type="float" office:value="0.0099773" calcext:value-type="float">
            <text:p>0.0099773</text:p>
          </table:table-cell>
          <table:table-cell table:formula="of:=ABS([.C82]-[.D82])" office:value-type="float" office:value="0.0146936" calcext:value-type="float">
            <text:p>0.0146936</text:p>
          </table:table-cell>
          <table:table-cell/>
        </table:table-row>
        <table:table-row table:style-name="ro3">
          <table:table-cell table:formula="of:=[.C83]+0.0024" office:value-type="float" office:value="0.0223103" calcext:value-type="float">
            <text:p>0.0223103</text:p>
          </table:table-cell>
          <table:table-cell office:value-type="float" office:value="0.0183707" calcext:value-type="float">
            <text:p>0.0183707</text:p>
          </table:table-cell>
          <table:table-cell office:value-type="float" office:value="0.0199103" calcext:value-type="float">
            <text:p>0.0199103</text:p>
          </table:table-cell>
          <table:table-cell table:formula="of:=[.D82]" office:value-type="float" office:value="0.03" calcext:value-type="float">
            <text:p>0.03</text:p>
          </table:table-cell>
          <table:table-cell table:number-columns-repeated="3"/>
          <table:table-cell table:formula="of:=ABS([.D83]-[.B83])" office:value-type="float" office:value="0.0116293" calcext:value-type="float">
            <text:p>0.0116293</text:p>
          </table:table-cell>
          <table:table-cell table:formula="of:=ABS([.C83]-[.D83])" office:value-type="float" office:value="0.0100897" calcext:value-type="float">
            <text:p>0.0100897</text:p>
          </table:table-cell>
          <table:table-cell/>
        </table:table-row>
        <table:table-row table:style-name="ro3">
          <table:table-cell table:formula="of:=[.C84]+0.0024" office:value-type="float" office:value="0.0223103" calcext:value-type="float">
            <text:p>0.0223103</text:p>
          </table:table-cell>
          <table:table-cell office:value-type="float" office:value="0.0183707" calcext:value-type="float">
            <text:p>0.0183707</text:p>
          </table:table-cell>
          <table:table-cell office:value-type="float" office:value="0.0199103" calcext:value-type="float">
            <text:p>0.0199103</text:p>
          </table:table-cell>
          <table:table-cell table:formula="of:=[.D83]" office:value-type="float" office:value="0.03" calcext:value-type="float">
            <text:p>0.03</text:p>
          </table:table-cell>
          <table:table-cell table:number-columns-repeated="3"/>
          <table:table-cell table:formula="of:=ABS([.D84]-[.B84])" office:value-type="float" office:value="0.0116293" calcext:value-type="float">
            <text:p>0.0116293</text:p>
          </table:table-cell>
          <table:table-cell table:formula="of:=ABS([.C84]-[.D84])" office:value-type="float" office:value="0.0100897" calcext:value-type="float">
            <text:p>0.0100897</text:p>
          </table:table-cell>
          <table:table-cell/>
        </table:table-row>
        <table:table-row table:style-name="ro3">
          <table:table-cell table:formula="of:=[.C85]+0.0024" office:value-type="float" office:value="0.0228586" calcext:value-type="float">
            <text:p>0.0228586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204586" calcext:value-type="float">
            <text:p>0.0204586</text:p>
          </table:table-cell>
          <table:table-cell table:formula="of:=[.D83]" office:value-type="float" office:value="0.03" calcext:value-type="float">
            <text:p>0.03</text:p>
          </table:table-cell>
          <table:table-cell table:number-columns-repeated="3"/>
          <table:table-cell table:formula="of:=ABS([.D85]-[.B85])" office:value-type="float" office:value="0.0045993" calcext:value-type="float">
            <text:p>0.0045993</text:p>
          </table:table-cell>
          <table:table-cell table:formula="of:=ABS([.C85]-[.D85])" office:value-type="float" office:value="0.0095414" calcext:value-type="float">
            <text:p>0.0095414</text:p>
          </table:table-cell>
          <table:table-cell/>
        </table:table-row>
        <table:table-row table:style-name="ro3">
          <table:table-cell table:formula="of:=[.C86]+0.0024" office:value-type="float" office:value="0.0229604" calcext:value-type="float">
            <text:p>0.0229604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205604" calcext:value-type="float">
            <text:p>0.0205604</text:p>
          </table:table-cell>
          <table:table-cell table:formula="of:=[.D85]" office:value-type="float" office:value="0.03" calcext:value-type="float">
            <text:p>0.03</text:p>
          </table:table-cell>
          <table:table-cell table:number-columns-repeated="3"/>
          <table:table-cell table:formula="of:=ABS([.D86]-[.B86])" office:value-type="float" office:value="0.0102185" calcext:value-type="float">
            <text:p>0.0102185</text:p>
          </table:table-cell>
          <table:table-cell table:formula="of:=ABS([.C86]-[.D86])" office:value-type="float" office:value="0.0094396" calcext:value-type="float">
            <text:p>0.0094396</text:p>
          </table:table-cell>
          <table:table-cell/>
        </table:table-row>
        <table:table-row table:style-name="ro3">
          <table:table-cell table:formula="of:=[.C87]+0.0024" office:value-type="float" office:value="0.01924" calcext:value-type="float">
            <text:p>0.01924</text:p>
          </table:table-cell>
          <table:table-cell office:value-type="float" office:value="0.0188963" calcext:value-type="float">
            <text:p>0.0188963</text:p>
          </table:table-cell>
          <table:table-cell office:value-type="float" office:value="0.01684" calcext:value-type="float">
            <text:p>0.01684</text:p>
          </table:table-cell>
          <table:table-cell table:formula="of:=[.D86]" office:value-type="float" office:value="0.03" calcext:value-type="float">
            <text:p>0.03</text:p>
          </table:table-cell>
          <table:table-cell table:number-columns-repeated="3"/>
          <table:table-cell table:formula="of:=ABS([.D87]-[.B87])" office:value-type="float" office:value="0.0111037" calcext:value-type="float">
            <text:p>0.0111037</text:p>
          </table:table-cell>
          <table:table-cell table:formula="of:=ABS([.C87]-[.D87])" office:value-type="float" office:value="0.01316" calcext:value-type="float">
            <text:p>0.01316</text:p>
          </table:table-cell>
          <table:table-cell/>
        </table:table-row>
        <table:table-row table:style-name="ro3">
          <table:table-cell table:formula="of:=[.C88]+0.0024" office:value-type="float" office:value="0.0230048" calcext:value-type="float">
            <text:p>0.0230048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206048" calcext:value-type="float">
            <text:p>0.0206048</text:p>
          </table:table-cell>
          <table:table-cell table:formula="of:=[.D87]" office:value-type="float" office:value="0.03" calcext:value-type="float">
            <text:p>0.03</text:p>
          </table:table-cell>
          <table:table-cell table:number-columns-repeated="3"/>
          <table:table-cell table:formula="of:=ABS([.D88]-[.B88])" office:value-type="float" office:value="0.0091938" calcext:value-type="float">
            <text:p>0.0091938</text:p>
          </table:table-cell>
          <table:table-cell table:formula="of:=ABS([.C88]-[.D88])" office:value-type="float" office:value="0.0093952" calcext:value-type="float">
            <text:p>0.0093952</text:p>
          </table:table-cell>
          <table:table-cell/>
        </table:table-row>
        <table:table-row table:style-name="ro3">
          <table:table-cell table:formula="of:=[.C89]+0.0024" office:value-type="float" office:value="0.0178012" calcext:value-type="float">
            <text:p>0.0178012</text:p>
          </table:table-cell>
          <table:table-cell office:value-type="float" office:value="0.0223294" calcext:value-type="float">
            <text:p>0.0223294</text:p>
          </table:table-cell>
          <table:table-cell office:value-type="float" office:value="0.0154012" calcext:value-type="float">
            <text:p>0.0154012</text:p>
          </table:table-cell>
          <table:table-cell table:formula="of:=[.D88]" office:value-type="float" office:value="0.03" calcext:value-type="float">
            <text:p>0.03</text:p>
          </table:table-cell>
          <table:table-cell table:number-columns-repeated="3"/>
          <table:table-cell table:formula="of:=ABS([.D89]-[.B89])" office:value-type="float" office:value="0.0076706" calcext:value-type="float">
            <text:p>0.0076706</text:p>
          </table:table-cell>
          <table:table-cell table:formula="of:=ABS([.C89]-[.D89])" office:value-type="float" office:value="0.0145988" calcext:value-type="float">
            <text:p>0.0145988</text:p>
          </table:table-cell>
          <table:table-cell/>
        </table:table-row>
        <table:table-row table:style-name="ro3">
          <table:table-cell table:formula="of:=[.C90]+0.0024" office:value-type="float" office:value="0.0215662" calcext:value-type="float">
            <text:p>0.0215662</text:p>
          </table:table-cell>
          <table:table-cell office:value-type="float" office:value="0.0260277" calcext:value-type="float">
            <text:p>0.0260277</text:p>
          </table:table-cell>
          <table:table-cell office:value-type="float" office:value="0.0191662" calcext:value-type="float">
            <text:p>0.0191662</text:p>
          </table:table-cell>
          <table:table-cell table:formula="of:=[.D89]" office:value-type="float" office:value="0.03" calcext:value-type="float">
            <text:p>0.03</text:p>
          </table:table-cell>
          <table:table-cell table:number-columns-repeated="3"/>
          <table:table-cell table:formula="of:=ABS([.D90]-[.B90])" office:value-type="float" office:value="0.0039723" calcext:value-type="float">
            <text:p>0.0039723</text:p>
          </table:table-cell>
          <table:table-cell table:formula="of:=ABS([.C90]-[.D90])" office:value-type="float" office:value="0.0108338" calcext:value-type="float">
            <text:p>0.0108338</text:p>
          </table:table-cell>
          <table:table-cell/>
        </table:table-row>
        <table:table-row table:style-name="ro3">
          <table:table-cell table:formula="of:=[.C91]+0.0024" office:value-type="float" office:value="0.0214359" calcext:value-type="float">
            <text:p>0.0214359</text:p>
          </table:table-cell>
          <table:table-cell office:value-type="float" office:value="0.0238746" calcext:value-type="float">
            <text:p>0.0238746</text:p>
          </table:table-cell>
          <table:table-cell office:value-type="float" office:value="0.0190359" calcext:value-type="float">
            <text:p>0.0190359</text:p>
          </table:table-cell>
          <table:table-cell table:formula="of:=[.D90]" office:value-type="float" office:value="0.03" calcext:value-type="float">
            <text:p>0.03</text:p>
          </table:table-cell>
          <table:table-cell table:number-columns-repeated="3"/>
          <table:table-cell table:formula="of:=ABS([.D91]-[.B91])" office:value-type="float" office:value="0.0061254" calcext:value-type="float">
            <text:p>0.0061254</text:p>
          </table:table-cell>
          <table:table-cell table:formula="of:=ABS([.C91]-[.D91])" office:value-type="float" office:value="0.0109641" calcext:value-type="float">
            <text:p>0.0109641</text:p>
          </table:table-cell>
          <table:table-cell/>
        </table:table-row>
        <table:table-row table:style-name="ro3">
          <table:table-cell table:formula="of:=[.C92]+0.0024" office:value-type="float" office:value="0.0207694" calcext:value-type="float">
            <text:p>0.0207694</text:p>
          </table:table-cell>
          <table:table-cell office:value-type="float" office:value="0.0243376" calcext:value-type="float">
            <text:p>0.0243376</text:p>
          </table:table-cell>
          <table:table-cell office:value-type="float" office:value="0.0183694" calcext:value-type="float">
            <text:p>0.0183694</text:p>
          </table:table-cell>
          <table:table-cell table:formula="of:=[.D91]" office:value-type="float" office:value="0.03" calcext:value-type="float">
            <text:p>0.03</text:p>
          </table:table-cell>
          <table:table-cell table:number-columns-repeated="3"/>
          <table:table-cell table:formula="of:=ABS([.D92]-[.B92])" office:value-type="float" office:value="0.0056624" calcext:value-type="float">
            <text:p>0.0056624</text:p>
          </table:table-cell>
          <table:table-cell table:formula="of:=ABS([.C92]-[.D92])" office:value-type="float" office:value="0.0116306" calcext:value-type="float">
            <text:p>0.0116306</text:p>
          </table:table-cell>
          <table:table-cell/>
        </table:table-row>
        <table:table-row table:style-name="ro3">
          <table:table-cell table:formula="of:=[.C93]+0.0024" office:value-type="float" office:value="0.0236909" calcext:value-type="float">
            <text:p>0.0236909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212909" calcext:value-type="float">
            <text:p>0.0212909</text:p>
          </table:table-cell>
          <table:table-cell table:formula="of:=[.D92]" office:value-type="float" office:value="0.03" calcext:value-type="float">
            <text:p>0.03</text:p>
          </table:table-cell>
          <table:table-cell table:number-columns-repeated="3"/>
          <table:table-cell table:formula="of:=ABS([.D93]-[.B93])" office:value-type="float" office:value="0.007882" calcext:value-type="float">
            <text:p>0.007882</text:p>
          </table:table-cell>
          <table:table-cell table:formula="of:=ABS([.C93]-[.D93])" office:value-type="float" office:value="0.0087091" calcext:value-type="float">
            <text:p>0.0087091</text:p>
          </table:table-cell>
          <table:table-cell/>
        </table:table-row>
        <table:table-row table:style-name="ro3">
          <table:table-cell table:formula="of:=[.C94]+0.0024" office:value-type="float" office:value="0.0199853" calcext:value-type="float">
            <text:p>0.0199853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175853" calcext:value-type="float">
            <text:p>0.0175853</text:p>
          </table:table-cell>
          <table:table-cell table:formula="of:=[.D93]" office:value-type="float" office:value="0.03" calcext:value-type="float">
            <text:p>0.03</text:p>
          </table:table-cell>
          <table:table-cell table:number-columns-repeated="3"/>
          <table:table-cell table:formula="of:=ABS([.D94]-[.B94])" office:value-type="float" office:value="0.0091938" calcext:value-type="float">
            <text:p>0.0091938</text:p>
          </table:table-cell>
          <table:table-cell table:formula="of:=ABS([.C94]-[.D94])" office:value-type="float" office:value="0.0124147" calcext:value-type="float">
            <text:p>0.0124147</text:p>
          </table:table-cell>
          <table:table-cell/>
        </table:table-row>
        <table:table-row table:style-name="ro3">
          <table:table-cell table:formula="of:=[.C95]+0.0024" office:value-type="float" office:value="0.0222092" calcext:value-type="float">
            <text:p>0.0222092</text:p>
          </table:table-cell>
          <table:table-cell office:value-type="float" office:value="0.0200257" calcext:value-type="float">
            <text:p>0.0200257</text:p>
          </table:table-cell>
          <table:table-cell office:value-type="float" office:value="0.0198092" calcext:value-type="float">
            <text:p>0.0198092</text:p>
          </table:table-cell>
          <table:table-cell table:formula="of:=[.D94]" office:value-type="float" office:value="0.03" calcext:value-type="float">
            <text:p>0.03</text:p>
          </table:table-cell>
          <table:table-cell table:number-columns-repeated="3"/>
          <table:table-cell table:formula="of:=ABS([.D95]-[.B95])" office:value-type="float" office:value="0.0099743" calcext:value-type="float">
            <text:p>0.0099743</text:p>
          </table:table-cell>
          <table:table-cell table:formula="of:=ABS([.C95]-[.D95])" office:value-type="float" office:value="0.0101908" calcext:value-type="float">
            <text:p>0.0101908</text:p>
          </table:table-cell>
          <table:table-cell/>
        </table:table-row>
        <table:table-row table:style-name="ro3">
          <table:table-cell table:formula="of:=[.C96]+0.0024" office:value-type="float" office:value="0.020762" calcext:value-type="float">
            <text:p>0.020762</text:p>
          </table:table-cell>
          <table:table-cell office:value-type="float" office:value="0.0197786" calcext:value-type="float">
            <text:p>0.0197786</text:p>
          </table:table-cell>
          <table:table-cell office:value-type="float" office:value="0.018362" calcext:value-type="float">
            <text:p>0.018362</text:p>
          </table:table-cell>
          <table:table-cell table:formula="of:=[.D95]" office:value-type="float" office:value="0.03" calcext:value-type="float">
            <text:p>0.03</text:p>
          </table:table-cell>
          <table:table-cell table:number-columns-repeated="3"/>
          <table:table-cell table:formula="of:=ABS([.D96]-[.B96])" office:value-type="float" office:value="0.0102214" calcext:value-type="float">
            <text:p>0.0102214</text:p>
          </table:table-cell>
          <table:table-cell table:formula="of:=ABS([.C96]-[.D96])" office:value-type="float" office:value="0.011638" calcext:value-type="float">
            <text:p>0.011638</text:p>
          </table:table-cell>
          <table:table-cell/>
        </table:table-row>
        <table:table-row table:style-name="ro3">
          <table:table-cell table:formula="of:=[.C97]+0.0024" office:value-type="float" office:value="0.0198879" calcext:value-type="float">
            <text:p>0.0198879</text:p>
          </table:table-cell>
          <table:table-cell office:value-type="float" office:value="0.0202651" calcext:value-type="float">
            <text:p>0.0202651</text:p>
          </table:table-cell>
          <table:table-cell office:value-type="float" office:value="0.0174879" calcext:value-type="float">
            <text:p>0.0174879</text:p>
          </table:table-cell>
          <table:table-cell table:formula="of:=[.D96]" office:value-type="float" office:value="0.03" calcext:value-type="float">
            <text:p>0.03</text:p>
          </table:table-cell>
          <table:table-cell table:number-columns-repeated="3"/>
          <table:table-cell table:formula="of:=ABS([.D97]-[.B97])" office:value-type="float" office:value="0.0097349" calcext:value-type="float">
            <text:p>0.0097349</text:p>
          </table:table-cell>
          <table:table-cell table:formula="of:=ABS([.C97]-[.D97])" office:value-type="float" office:value="0.0125121" calcext:value-type="float">
            <text:p>0.0125121</text:p>
          </table:table-cell>
          <table:table-cell/>
        </table:table-row>
        <table:table-row table:style-name="ro3">
          <table:table-cell table:formula="of:=[.C98]+0.0024" office:value-type="float" office:value="0.0207143" calcext:value-type="float">
            <text:p>0.0207143</text:p>
          </table:table-cell>
          <table:table-cell office:value-type="float" office:value="0.0245046" calcext:value-type="float">
            <text:p>0.0245046</text:p>
          </table:table-cell>
          <table:table-cell office:value-type="float" office:value="0.0183143" calcext:value-type="float">
            <text:p>0.0183143</text:p>
          </table:table-cell>
          <table:table-cell table:formula="of:=[.D97]" office:value-type="float" office:value="0.03" calcext:value-type="float">
            <text:p>0.03</text:p>
          </table:table-cell>
          <table:table-cell table:number-columns-repeated="3"/>
          <table:table-cell table:formula="of:=ABS([.D98]-[.B98])" office:value-type="float" office:value="0.0054954" calcext:value-type="float">
            <text:p>0.0054954</text:p>
          </table:table-cell>
          <table:table-cell table:formula="of:=ABS([.C98]-[.D98])" office:value-type="float" office:value="0.0116857" calcext:value-type="float">
            <text:p>0.0116857</text:p>
          </table:table-cell>
          <table:table-cell/>
        </table:table-row>
        <table:table-row table:style-name="ro3">
          <table:table-cell table:formula="of:=[.C99]+0.0024" office:value-type="float" office:value="0.0200355" calcext:value-type="float">
            <text:p>0.0200355</text:p>
          </table:table-cell>
          <table:table-cell office:value-type="float" office:value="0.0223353" calcext:value-type="float">
            <text:p>0.0223353</text:p>
          </table:table-cell>
          <table:table-cell office:value-type="float" office:value="0.0176355" calcext:value-type="float">
            <text:p>0.0176355</text:p>
          </table:table-cell>
          <table:table-cell table:formula="of:=[.D98]" office:value-type="float" office:value="0.03" calcext:value-type="float">
            <text:p>0.03</text:p>
          </table:table-cell>
          <table:table-cell table:number-columns-repeated="3"/>
          <table:table-cell table:formula="of:=ABS([.D99]-[.B99])" office:value-type="float" office:value="0.0076647" calcext:value-type="float">
            <text:p>0.0076647</text:p>
          </table:table-cell>
          <table:table-cell table:formula="of:=ABS([.C99]-[.D99])" office:value-type="float" office:value="0.0123645" calcext:value-type="float">
            <text:p>0.0123645</text:p>
          </table:table-cell>
          <table:table-cell/>
        </table:table-row>
        <table:table-row table:style-name="ro3">
          <table:table-cell table:formula="of:=[.C100]+0.0024" office:value-type="float" office:value="0.0178012" calcext:value-type="float">
            <text:p>0.0178012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54012" calcext:value-type="float">
            <text:p>0.0154012</text:p>
          </table:table-cell>
          <table:table-cell table:formula="of:=[.D99]" office:value-type="float" office:value="0.03" calcext:value-type="float">
            <text:p>0.03</text:p>
          </table:table-cell>
          <table:table-cell table:number-columns-repeated="3"/>
          <table:table-cell table:formula="of:=ABS([.D100]-[.B100])" office:value-type="float" office:value="0.0102229" calcext:value-type="float">
            <text:p>0.0102229</text:p>
          </table:table-cell>
          <table:table-cell table:formula="of:=ABS([.C100]-[.D100])" office:value-type="float" office:value="0.0145988" calcext:value-type="float">
            <text:p>0.0145988</text:p>
          </table:table-cell>
          <table:table-cell/>
        </table:table-row>
        <table:table-row table:style-name="ro3">
          <table:table-cell table:formula="of:=[.C101]+0.0024" office:value-type="float" office:value="0.0192356" calcext:value-type="float">
            <text:p>0.0192356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168356" calcext:value-type="float">
            <text:p>0.0168356</text:p>
          </table:table-cell>
          <table:table-cell table:formula="of:=[.D100]" office:value-type="float" office:value="0.03" calcext:value-type="float">
            <text:p>0.03</text:p>
          </table:table-cell>
          <table:table-cell table:number-columns-repeated="3"/>
          <table:table-cell table:formula="of:=ABS([.D101]-[.B101])" office:value-type="float" office:value="0.0069018" calcext:value-type="float">
            <text:p>0.0069018</text:p>
          </table:table-cell>
          <table:table-cell table:formula="of:=ABS([.C101]-[.D101])" office:value-type="float" office:value="0.0131644" calcext:value-type="float">
            <text:p>0.0131644</text:p>
          </table:table-cell>
          <table:table-cell/>
        </table:table-row>
        <table:table-row table:style-name="ro3">
          <table:table-cell table:formula="of:=[.C102]+0.0024" office:value-type="float" office:value="0.0192356" calcext:value-type="float">
            <text:p>0.0192356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168356" calcext:value-type="float">
            <text:p>0.0168356</text:p>
          </table:table-cell>
          <table:table-cell table:formula="of:=[.D101]" office:value-type="float" office:value="0.03" calcext:value-type="float">
            <text:p>0.03</text:p>
          </table:table-cell>
          <table:table-cell table:number-columns-repeated="3"/>
          <table:table-cell table:formula="of:=ABS([.D102]-[.B102])" office:value-type="float" office:value="0.0069018" calcext:value-type="float">
            <text:p>0.0069018</text:p>
          </table:table-cell>
          <table:table-cell table:formula="of:=ABS([.C102]-[.D102])" office:value-type="float" office:value="0.0131644" calcext:value-type="float">
            <text:p>0.0131644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2">
          <table:table-cell table:style-name="ce2" office:value-type="string" calcext:value-type="string">
            <text:p>Media:</text:p>
          </table:table-cell>
          <table:table-cell table:style-name="ce2" table:formula="of:=MEDIAN([.B2:.B102])" office:value-type="float" office:value="0.0215471" calcext:value-type="float">
            <text:p>0.0215471</text:p>
          </table:table-cell>
          <table:table-cell table:style-name="ce2" table:formula="of:=MEDIAN([.C2:.C102])" office:value-type="float" office:value="0.0183546" calcext:value-type="float">
            <text:p>0.0183546</text:p>
          </table:table-cell>
          <table:table-cell table:number-columns-repeated="7"/>
        </table:table-row>
        <table:table-row table:style-name="ro4">
          <table:table-cell table:style-name="ce1" office:value-type="string" calcext:value-type="string">
            <text:p>previo</text:p>
          </table:table-cell>
          <table:table-cell table:style-name="ce1" office:value-type="string" calcext:value-type="string">
            <text:p>actual</text:p>
          </table:table-cell>
          <table:table-cell table:number-columns-repeated="8"/>
        </table:table-row>
        <table:table-row table:style-name="ro3">
          <table:table-cell table:style-name="ce3" table:formula="of:=VAR([.A2:.A102])" office:value-type="float" office:value="0.00000335293008128713" calcext:value-type="float">
            <text:p>0.0000033529301</text:p>
          </table:table-cell>
          <table:table-cell table:style-name="ce3" table:formula="of:=VAR([.B2:.B102])" office:value-type="float" office:value="0.00000443894974881584" calcext:value-type="float">
            <text:p>0.0000044389497</text:p>
          </table:table-cell>
          <table:table-cell table:formula="of:=VAR([.C2:.C102])" office:value-type="float" office:value="0.00000335293008128713" calcext:value-type="float">
            <text:p>3.35293008128713E-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3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5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6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27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5" loext:min-decimal-places="5" number:min-integer-digits="1" number:grouping="true"/>
    </number:number-style>
    <number:number-style style:name="N131">
      <number:number number:decimal-places="6" loext:min-decimal-places="6" number:min-integer-digits="1" number:grouping="true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number number:decimal-places="8" loext:min-decimal-places="8" number:min-integer-digits="1" number:grouping="true"/>
    </number:number-style>
    <number:number-style style:name="N134">
      <number:number number:decimal-places="9" loext:min-decimal-places="9" number:min-integer-digits="1" number:grouping="true"/>
    </number:number-style>
    <number:number-style style:name="N135">
      <number:number number:decimal-places="10" loext:min-decimal-places="10" number:min-integer-digits="1" number:grouping="true"/>
    </number:number-style>
    <number:number-style style:name="N136">
      <number:number number:decimal-places="11" loext:min-decimal-places="11" number:min-integer-digits="1" number:grouping="true"/>
    </number:number-style>
    <number:number-style style:name="N137">
      <number:number number:decimal-places="12" loext:min-decimal-places="12" number:min-integer-digits="1" number:grouping="true"/>
    </number:number-style>
    <number:number-style style:name="N138">
      <number:number number:decimal-places="13" loext:min-decimal-places="1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22:16:04.445659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8T22:26:02.249840498</dc:date>
    <meta:editing-duration>PT3H12M24S</meta:editing-duration>
    <meta:editing-cycles>15</meta:editing-cycles>
    <meta:document-statistic meta:table-count="1" meta:cell-count="6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width="0.102cm" svg:stroke-color="#004586" svg:stroke-opacity="80%"/>
    </style:style>
    <style:style style:name="ch12" style:family="chart">
      <style:graphic-properties svg:stroke-width="0.102cm" svg:stroke-color="#004586" svg:stroke-opacity="80%"/>
    </style:style>
    <style:style style:name="ch13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width="0.102cm" svg:stroke-color="#ff420e" svg:stroke-opacity="80%"/>
    </style:style>
    <style:style style:name="ch15" style:family="chart">
      <style:graphic-properties svg:stroke-width="0.102cm" svg:stroke-color="#ff420e" svg:stroke-opacity="80%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column-mapping="1 0 2" chart:style-name="ch1">
        <chart:title svg:x="10.234cm" svg:y="0.439cm" chart:style-name="ch2">
          <text:p>Estimación Altura</text:p>
        </chart:title>
        <chart:subtitle svg:x="10.494cm" svg:y="1.683cm" chart:style-name="ch3">
          <text:p>Barra de chocolate</text:p>
        </chart:subtitle>
        <chart:legend chart:legend-position="end" svg:x="18.59cm" svg:y="6.082cm" style:legend-expansion="high" chart:style-name="ch4"/>
        <chart:plot-area chart:style-name="ch5" table:cell-range-address="height_chocolate.A1:height_chocolate.B102 height_chocolate.D1:height_chocolate.D102" chart:data-source-has-labels="row" svg:x="1.82cm" svg:y="2.848cm" svg:width="16.262cm" svg:height="10.807cm">
          <chartooo:coordinate-region svg:x="3.024cm" svg:y="2.99cm" svg:width="14.921cm" svg:height="9.636cm"/>
          <chart:axis chart:dimension="x" chart:name="primary-x" chart:style-name="ch6">
            <chart:title svg:x="8.962cm" svg:y="13.96cm" chart:style-name="ch7">
              <text:p>Eventos</text:p>
            </chart:title>
          </chart:axis>
          <chart:axis chart:dimension="y" chart:name="primary-y" chart:style-name="ch6">
            <chart:title svg:x="0.451cm" svg:y="9.416cm" chart:style-name="ch8">
              <text:p>Altura [m]</text:p>
            </chart:title>
            <chart:grid chart:style-name="ch9" chart:class="major"/>
          </chart:axis>
          <chart:series chart:style-name="ch10" chart:values-cell-range-address="height_chocolate.B2:height_chocolate.B102" chart:label-cell-address="height_chocolate.B1:height_chocolate.B1" chart:class="chart:line">
            <chart:mean-value chart:style-name="ch11"/>
            <chart:regression-curve chart:style-name="ch12"/>
            <chart:data-point chart:repeated="101"/>
          </chart:series>
          <chart:series chart:style-name="ch13" chart:values-cell-range-address="height_chocolate.A2:height_chocolate.A102" chart:label-cell-address="height_chocolate.A1:height_chocolate.A1" chart:class="chart:line">
            <chart:mean-value chart:style-name="ch14"/>
            <chart:regression-curve chart:style-name="ch15"/>
            <chart:data-point chart:repeated="101"/>
          </chart:series>
          <chart:series chart:style-name="ch16" chart:values-cell-range-address="height_chocolate.D2:height_chocolate.D102" chart:label-cell-address="height_chocolate.D1:height_chocolate.D1" chart:class="chart:line"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chocolate.B1:height_chocolate.B1</svg:desc>
                </draw:g>
              </table:table-cell>
              <table:table-cell office:value-type="string">
                <text:p>Algoritmo previo</text:p>
                <draw:g>
                  <svg:desc>height_chocolate.A1:height_chocolate.A1</svg:desc>
                </draw:g>
              </table:table-cell>
              <table:table-cell office:value-type="string">
                <text:p>Ideal</text:p>
                <draw:g>
                  <svg:desc>height_chocolate.D1:height_chocolat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4007">
                <text:p>0.0254007</text:p>
                <draw:g>
                  <svg:desc>height_chocolate.B2:height_chocolate.B102</svg:desc>
                </draw:g>
              </table:table-cell>
              <table:table-cell office:value-type="float" office:value="0.0213192">
                <text:p>0.0213192</text:p>
                <draw:g>
                  <svg:desc>height_chocolate.A2:height_chocolate.A102</svg:desc>
                </draw:g>
              </table:table-cell>
              <table:table-cell office:value-type="float" office:value="0.03">
                <text:p>0.03</text:p>
                <draw:g>
                  <svg:desc>height_chocolate.D2:height_chocolate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2695">
                <text:p>0.0202695</text:p>
              </table:table-cell>
              <table:table-cell office:value-type="float" office:value="0.0199912">
                <text:p>0.01999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3442">
                <text:p>0.0223442</text:p>
              </table:table-cell>
              <table:table-cell office:value-type="float" office:value="0.0199825">
                <text:p>0.01998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37235">
                <text:p>0.02372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751">
                <text:p>0.022751</text:p>
              </table:table-cell>
              <table:table-cell office:value-type="float" office:value="0.0175734">
                <text:p>0.01757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0266">
                <text:p>0.0240266</text:p>
              </table:table-cell>
              <table:table-cell office:value-type="float" office:value="0.0222619">
                <text:p>0.02226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37047">
                <text:p>0.02370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221974">
                <text:p>0.02219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7786">
                <text:p>0.0197786</text:p>
              </table:table-cell>
              <table:table-cell office:value-type="float" office:value="0.0207794">
                <text:p>0.02077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184827">
                <text:p>0.01848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0227">
                <text:p>0.0200227</text:p>
              </table:table-cell>
              <table:table-cell office:value-type="float" office:value="0.0192383">
                <text:p>0.01923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9415">
                <text:p>0.0229415</text:p>
              </table:table-cell>
              <table:table-cell office:value-type="float" office:value="0.0222495">
                <text:p>0.02224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0117">
                <text:p>0.0230117</text:p>
              </table:table-cell>
              <table:table-cell office:value-type="float" office:value="0.0207721">
                <text:p>0.02077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24411">
                <text:p>0.0244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9275">
                <text:p>0.0209275</text:p>
              </table:table-cell>
              <table:table-cell office:value-type="float" office:value="0.0215721">
                <text:p>0.02157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30117">
                <text:p>0.0230117</text:p>
              </table:table-cell>
              <table:table-cell office:value-type="float" office:value="0.0178012">
                <text:p>0.01780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02695">
                <text:p>0.0202695</text:p>
              </table:table-cell>
              <table:table-cell office:value-type="float" office:value="0.0170072">
                <text:p>0.01700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207794">
                <text:p>0.02077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162617">
                <text:p>0.01626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206931">
                <text:p>0.02069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07735">
                <text:p>0.02077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118">
                <text:p>0.022118</text:p>
              </table:table-cell>
              <table:table-cell office:value-type="float" office:value="0.0237516">
                <text:p>0.02375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198406">
                <text:p>0.01984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222544">
                <text:p>0.02225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27495">
                <text:p>0.0227495</text:p>
              </table:table-cell>
              <table:table-cell office:value-type="float" office:value="0.0192223">
                <text:p>0.01922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193303">
                <text:p>0.01933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192386">
                <text:p>0.01923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191829">
                <text:p>0.01918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207325">
                <text:p>0.02073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159">
                <text:p>0.019159</text:p>
              </table:table-cell>
              <table:table-cell office:value-type="float" office:value="0.0191889">
                <text:p>0.01918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00005">
                <text:p>0.0200005</text:p>
              </table:table-cell>
              <table:table-cell office:value-type="float" office:value="0.0192297">
                <text:p>0.019229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198511">
                <text:p>0.01985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15664">
                <text:p>0.02156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118">
                <text:p>0.022118</text:p>
              </table:table-cell>
              <table:table-cell office:value-type="float" office:value="0.024411">
                <text:p>0.0244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220394">
                <text:p>0.02203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00297">
                <text:p>0.020029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2118">
                <text:p>0.022118</text:p>
              </table:table-cell>
              <table:table-cell office:value-type="float" office:value="0.0214359">
                <text:p>0.02143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222137">
                <text:p>0.02221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228601">
                <text:p>0.02286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215219">
                <text:p>0.02152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2274">
                <text:p>0.0212274</text:p>
              </table:table-cell>
              <table:table-cell office:value-type="float" office:value="0.0222137">
                <text:p>0.02221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2196">
                <text:p>0.02219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1427">
                <text:p>0.0191427</text:p>
              </table:table-cell>
              <table:table-cell office:value-type="float" office:value="0.0207709">
                <text:p>0.02077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200355">
                <text:p>0.02003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1605">
                <text:p>0.0191605</text:p>
              </table:table-cell>
              <table:table-cell office:value-type="float" office:value="0.0200355">
                <text:p>0.02003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0929">
                <text:p>0.020929</text:p>
              </table:table-cell>
              <table:table-cell office:value-type="float" office:value="0.0200283">
                <text:p>0.02002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170102">
                <text:p>0.01701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230063">
                <text:p>0.02300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8599">
                <text:p>0.0238599</text:p>
              </table:table-cell>
              <table:table-cell office:value-type="float" office:value="0.0200385">
                <text:p>0.02003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78">
                <text:p>0.01978</text:p>
              </table:table-cell>
              <table:table-cell office:value-type="float" office:value="0.0192045">
                <text:p>0.01920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2118">
                <text:p>0.022118</text:p>
              </table:table-cell>
              <table:table-cell office:value-type="float" office:value="0.0192415">
                <text:p>0.01924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07605">
                <text:p>0.0207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222633">
                <text:p>0.02226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9159">
                <text:p>0.019159</text:p>
              </table:table-cell>
              <table:table-cell office:value-type="float" office:value="0.0200222">
                <text:p>0.02002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07809">
                <text:p>0.02078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7808">
                <text:p>0.0227808</text:p>
              </table:table-cell>
              <table:table-cell office:value-type="float" office:value="0.0215161">
                <text:p>0.02151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176918">
                <text:p>0.01769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214039">
                <text:p>0.02140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12259">
                <text:p>0.0212259</text:p>
              </table:table-cell>
              <table:table-cell office:value-type="float" office:value="0.019882">
                <text:p>0.0198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207172">
                <text:p>0.02071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199853">
                <text:p>0.01998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207201">
                <text:p>0.02072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228616">
                <text:p>0.02286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20734">
                <text:p>0.0207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214493">
                <text:p>0.021449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40266">
                <text:p>0.0240266</text:p>
              </table:table-cell>
              <table:table-cell office:value-type="float" office:value="0.0207101">
                <text:p>0.02071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02651">
                <text:p>0.0202651</text:p>
              </table:table-cell>
              <table:table-cell office:value-type="float" office:value="0.0237546">
                <text:p>0.02375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5046">
                <text:p>0.0245046</text:p>
              </table:table-cell>
              <table:table-cell office:value-type="float" office:value="0.020775">
                <text:p>0.0207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192415">
                <text:p>0.01924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60277">
                <text:p>0.0260277</text:p>
              </table:table-cell>
              <table:table-cell office:value-type="float" office:value="0.0170102">
                <text:p>0.01701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184975">
                <text:p>0.01849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221915">
                <text:p>0.02219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1501">
                <text:p>0.019150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159">
                <text:p>0.019159</text:p>
              </table:table-cell>
              <table:table-cell office:value-type="float" office:value="0.0222108">
                <text:p>0.02221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38732">
                <text:p>0.0238732</text:p>
              </table:table-cell>
              <table:table-cell office:value-type="float" office:value="0.0185408">
                <text:p>0.01854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22866">
                <text:p>0.0228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28586">
                <text:p>0.02285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177064">
                <text:p>0.01770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1924">
                <text:p>0.019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9159">
                <text:p>0.019159</text:p>
              </table:table-cell>
              <table:table-cell office:value-type="float" office:value="0.0237294">
                <text:p>0.02372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0227">
                <text:p>0.0200227</text:p>
              </table:table-cell>
              <table:table-cell office:value-type="float" office:value="0.0177064">
                <text:p>0.01770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223103">
                <text:p>0.02231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223103">
                <text:p>0.02231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228586">
                <text:p>0.02285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229604">
                <text:p>0.02296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1924">
                <text:p>0.019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230048">
                <text:p>0.023004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3294">
                <text:p>0.0223294</text:p>
              </table:table-cell>
              <table:table-cell office:value-type="float" office:value="0.0178012">
                <text:p>0.01780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60277">
                <text:p>0.0260277</text:p>
              </table:table-cell>
              <table:table-cell office:value-type="float" office:value="0.0215662">
                <text:p>0.02156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214359">
                <text:p>0.02143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207694">
                <text:p>0.02076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2118">
                <text:p>0.022118</text:p>
              </table:table-cell>
              <table:table-cell office:value-type="float" office:value="0.0236909">
                <text:p>0.02369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199853">
                <text:p>0.01998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222092">
                <text:p>0.02220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97786">
                <text:p>0.0197786</text:p>
              </table:table-cell>
              <table:table-cell office:value-type="float" office:value="0.020762">
                <text:p>0.0207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02651">
                <text:p>0.0202651</text:p>
              </table:table-cell>
              <table:table-cell office:value-type="float" office:value="0.0198879">
                <text:p>0.01988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45046">
                <text:p>0.0245046</text:p>
              </table:table-cell>
              <table:table-cell office:value-type="float" office:value="0.0207143">
                <text:p>0.02071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200355">
                <text:p>0.02003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178012">
                <text:p>0.01780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192356">
                <text:p>0.01923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192356">
                <text:p>0.0192356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